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43619" calcext:value-type="float">
            <text:p>0.31436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377405" calcext:value-type="float">
            <text:p>0.63774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6872795" calcext:value-type="float">
            <text:p>0.968727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010421" calcext:value-type="float">
            <text:p>1.30104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345513" calcext:value-type="float">
            <text:p>1.63455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7339325" calcext:value-type="float">
            <text:p>1.973393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3149082" calcext:value-type="float">
            <text:p>2.31490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65629845" calcext:value-type="float">
            <text:p>2.6562984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9970603" calcext:value-type="float">
            <text:p>2.99706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33581275" calcext:value-type="float">
            <text:p>3.335812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67209305" calcext:value-type="float">
            <text:p>3.6720930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.0111443" calcext:value-type="float">
            <text:p>4.011144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.3561043" calcext:value-type="float">
            <text:p>4.356104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70233415" calcext:value-type="float">
            <text:p>4.702334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.04782735" calcext:value-type="float">
            <text:p>5.047827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3903626" calcext:value-type="float">
            <text:p>5.39036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7285638" calcext:value-type="float">
            <text:p>5.728563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.0681953" calcext:value-type="float">
            <text:p>6.068195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4087304" calcext:value-type="float">
            <text:p>6.40873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287238" calcext:value-type="float">
            <text:p>6.287238</text:p>
          </table:table-cell>
          <table:table-cell office:value-type="float" office:value="6.7431205" calcext:value-type="float">
            <text:p>6.7431205</text:p>
          </table:table-cell>
          <table:table-cell table:formula="of:=POWER([.C21]-6.75;2)" office:value-type="float" office:value="0.0000473275202500021" calcext:value-type="float">
            <text:p>4.73275202500021E-005</text:p>
          </table:table-cell>
          <table:table-cell table:formula="of:=SQRT(SUM([.D21:.D120])/100)" office:value-type="float" office:value="0.0799728392609394" calcext:value-type="float">
            <text:p>0.07997283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467572" calcext:value-type="float">
            <text:p>6.467572</text:p>
          </table:table-cell>
          <table:table-cell office:value-type="float" office:value="6.76741855" calcext:value-type="float">
            <text:p>6.76741855</text:p>
          </table:table-cell>
          <table:table-cell table:formula="of:=POWER([.C22]-6.75;2)" office:value-type="float" office:value="0.000303405884102513" calcext:value-type="float">
            <text:p>0.000303405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619749" calcext:value-type="float">
            <text:p>6.619749</text:p>
          </table:table-cell>
          <table:table-cell office:value-type="float" office:value="6.7930018" calcext:value-type="float">
            <text:p>6.7930018</text:p>
          </table:table-cell>
          <table:table-cell table:formula="of:=POWER([.C23]-6.75;2)" office:value-type="float" office:value="0.00184915480323999" calcext:value-type="float">
            <text:p>0.00184915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646283" calcext:value-type="float">
            <text:p>6.646283</text:p>
          </table:table-cell>
          <table:table-cell office:value-type="float" office:value="6.8023677" calcext:value-type="float">
            <text:p>6.8023677</text:p>
          </table:table-cell>
          <table:table-cell table:formula="of:=POWER([.C24]-6.75;2)" office:value-type="float" office:value="0.00274237600328996" calcext:value-type="float">
            <text:p>0.0027423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670184" calcext:value-type="float">
            <text:p>6.670184</text:p>
          </table:table-cell>
          <table:table-cell office:value-type="float" office:value="6.7940749" calcext:value-type="float">
            <text:p>6.7940749</text:p>
          </table:table-cell>
          <table:table-cell table:formula="of:=POWER([.C25]-6.75;2)" office:value-type="float" office:value="0.00194259681001" calcext:value-type="float">
            <text:p>0.001942596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776839" calcext:value-type="float">
            <text:p>6.776839</text:p>
          </table:table-cell>
          <table:table-cell office:value-type="float" office:value="6.7803355" calcext:value-type="float">
            <text:p>6.7803355</text:p>
          </table:table-cell>
          <table:table-cell table:formula="of:=POWER([.C26]-6.75;2)" office:value-type="float" office:value="0.000920242560249977" calcext:value-type="float">
            <text:p>0.00092024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830299" calcext:value-type="float">
            <text:p>6.830299</text:p>
          </table:table-cell>
          <table:table-cell office:value-type="float" office:value="6.77132175" calcext:value-type="float">
            <text:p>6.77132175</text:p>
          </table:table-cell>
          <table:table-cell table:formula="of:=POWER([.C27]-6.75;2)" office:value-type="float" office:value="0.000454617023062511" calcext:value-type="float">
            <text:p>0.00045461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827805" calcext:value-type="float">
            <text:p>6.827805</text:p>
          </table:table-cell>
          <table:table-cell office:value-type="float" office:value="6.7714741" calcext:value-type="float">
            <text:p>6.7714741</text:p>
          </table:table-cell>
          <table:table-cell table:formula="of:=POWER([.C28]-6.75;2)" office:value-type="float" office:value="0.000461136970809993" calcext:value-type="float">
            <text:p>0.0004611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815237" calcext:value-type="float">
            <text:p>6.815237</text:p>
          </table:table-cell>
          <table:table-cell office:value-type="float" office:value="6.7548102" calcext:value-type="float">
            <text:p>6.7548102</text:p>
          </table:table-cell>
          <table:table-cell table:formula="of:=POWER([.C29]-6.75;2)" office:value-type="float" office:value="0.0000231380240399967" calcext:value-type="float">
            <text:p>0.00002313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775049" calcext:value-type="float">
            <text:p>6.775049</text:p>
          </table:table-cell>
          <table:table-cell office:value-type="float" office:value="6.7076497" calcext:value-type="float">
            <text:p>6.7076497</text:p>
          </table:table-cell>
          <table:table-cell table:formula="of:=POWER([.C30]-6.75;2)" office:value-type="float" office:value="0.00179354791008999" calcext:value-type="float">
            <text:p>0.001793547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725606" calcext:value-type="float">
            <text:p>6.725606</text:p>
          </table:table-cell>
          <table:table-cell office:value-type="float" office:value="6.6887088" calcext:value-type="float">
            <text:p>6.6887088</text:p>
          </table:table-cell>
          <table:table-cell table:formula="of:=POWER([.C31]-6.75;2)" office:value-type="float" office:value="0.00375661119744004" calcext:value-type="float">
            <text:p>0.003756611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781025" calcext:value-type="float">
            <text:p>6.781025</text:p>
          </table:table-cell>
          <table:table-cell office:value-type="float" office:value="6.71724135" calcext:value-type="float">
            <text:p>6.71724135</text:p>
          </table:table-cell>
          <table:table-cell table:formula="of:=POWER([.C32]-6.75;2)" office:value-type="float" office:value="0.00107312914982249" calcext:value-type="float">
            <text:p>0.001073129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8992" calcext:value-type="float">
            <text:p>6.8992</text:p>
          </table:table-cell>
          <table:table-cell office:value-type="float" office:value="6.7216026" calcext:value-type="float">
            <text:p>6.7216026</text:p>
          </table:table-cell>
          <table:table-cell table:formula="of:=POWER([.C33]-6.75;2)" office:value-type="float" office:value="0.000806412326760013" calcext:value-type="float">
            <text:p>0.000806412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924597" calcext:value-type="float">
            <text:p>6.924597</text:p>
          </table:table-cell>
          <table:table-cell office:value-type="float" office:value="6.6779403" calcext:value-type="float">
            <text:p>6.6779403</text:p>
          </table:table-cell>
          <table:table-cell table:formula="of:=POWER([.C34]-6.75;2)" office:value-type="float" office:value="0.00519260036409007" calcext:value-type="float">
            <text:p>0.005192600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909864" calcext:value-type="float">
            <text:p>6.909864</text:p>
          </table:table-cell>
          <table:table-cell office:value-type="float" office:value="6.64197975" calcext:value-type="float">
            <text:p>6.64197975</text:p>
          </table:table-cell>
          <table:table-cell table:formula="of:=POWER([.C35]-6.75;2)" office:value-type="float" office:value="0.0116683744100625" calcext:value-type="float">
            <text:p>0.011668374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850705" calcext:value-type="float">
            <text:p>6.850705</text:p>
          </table:table-cell>
          <table:table-cell office:value-type="float" office:value="6.62745495" calcext:value-type="float">
            <text:p>6.62745495</text:p>
          </table:table-cell>
          <table:table-cell table:formula="of:=POWER([.C36]-6.75;2)" office:value-type="float" office:value="0.0150172892795026" calcext:value-type="float">
            <text:p>0.015017289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64024" calcext:value-type="float">
            <text:p>6.764024</text:p>
          </table:table-cell>
          <table:table-cell office:value-type="float" office:value="6.60481815" calcext:value-type="float">
            <text:p>6.60481815</text:p>
          </table:table-cell>
          <table:table-cell table:formula="of:=POWER([.C37]-6.75;2)" office:value-type="float" office:value="0.0210777695694225" calcext:value-type="float">
            <text:p>0.021077769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79263" calcext:value-type="float">
            <text:p>6.79263</text:p>
          </table:table-cell>
          <table:table-cell office:value-type="float" office:value="6.6371544" calcext:value-type="float">
            <text:p>6.6371544</text:p>
          </table:table-cell>
          <table:table-cell table:formula="of:=POWER([.C38]-6.75;2)" office:value-type="float" office:value="0.01273412943936" calcext:value-type="float">
            <text:p>0.012734129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810702" calcext:value-type="float">
            <text:p>6.810702</text:p>
          </table:table-cell>
          <table:table-cell office:value-type="float" office:value="6.64115775" calcext:value-type="float">
            <text:p>6.64115775</text:p>
          </table:table-cell>
          <table:table-cell table:formula="of:=POWER([.C39]-6.75;2)" office:value-type="float" office:value="0.0118466353850626" calcext:value-type="float">
            <text:p>0.011846635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687802" calcext:value-type="float">
            <text:p>6.687802</text:p>
          </table:table-cell>
          <table:table-cell office:value-type="float" office:value="6.7261479" calcext:value-type="float">
            <text:p>6.7261479</text:p>
          </table:table-cell>
          <table:table-cell table:formula="of:=POWER([.C40]-6.75;2)" office:value-type="float" office:value="0.000568922674410002" calcext:value-type="float">
            <text:p>0.00056892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773199" calcext:value-type="float">
            <text:p>6.773199</text:p>
          </table:table-cell>
          <table:table-cell office:value-type="float" office:value="6.77656595" calcext:value-type="float">
            <text:p>6.77656595</text:p>
          </table:table-cell>
          <table:table-cell table:formula="of:=POWER([.C41]-6.75;2)" office:value-type="float" office:value="0.000705749699402509" calcext:value-type="float">
            <text:p>0.000705749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979237" calcext:value-type="float">
            <text:p>6.979237</text:p>
          </table:table-cell>
          <table:table-cell office:value-type="float" office:value="6.74839675" calcext:value-type="float">
            <text:p>6.74839675</text:p>
          </table:table-cell>
          <table:table-cell table:formula="of:=POWER([.C42]-6.75;2)" office:value-type="float" office:value="0.00000257041056249876" calcext:value-type="float">
            <text:p>2.57041056249876E-00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807067" calcext:value-type="float">
            <text:p>6.807067</text:p>
          </table:table-cell>
          <table:table-cell office:value-type="float" office:value="6.70058305" calcext:value-type="float">
            <text:p>6.70058305</text:p>
          </table:table-cell>
          <table:table-cell table:formula="of:=POWER([.C43]-6.75;2)" office:value-type="float" office:value="0.00244203494730253" calcext:value-type="float">
            <text:p>0.002442034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480427" calcext:value-type="float">
            <text:p>6.480427</text:p>
          </table:table-cell>
          <table:table-cell office:value-type="float" office:value="6.68052535" calcext:value-type="float">
            <text:p>6.68052535</text:p>
          </table:table-cell>
          <table:table-cell table:formula="of:=POWER([.C44]-6.75;2)" office:value-type="float" office:value="0.00482672699262251" calcext:value-type="float">
            <text:p>0.0048267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395396" calcext:value-type="float">
            <text:p>6.395396</text:p>
          </table:table-cell>
          <table:table-cell office:value-type="float" office:value="6.67636695" calcext:value-type="float">
            <text:p>6.67636695</text:p>
          </table:table-cell>
          <table:table-cell table:formula="of:=POWER([.C45]-6.75;2)" office:value-type="float" office:value="0.00542182605230246" calcext:value-type="float">
            <text:p>0.005421826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596564" calcext:value-type="float">
            <text:p>6.596564</text:p>
          </table:table-cell>
          <table:table-cell office:value-type="float" office:value="6.6744821" calcext:value-type="float">
            <text:p>6.6744821</text:p>
          </table:table-cell>
          <table:table-cell table:formula="of:=POWER([.C46]-6.75;2)" office:value-type="float" office:value="0.00570295322041005" calcext:value-type="float">
            <text:p>0.005702953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833346" calcext:value-type="float">
            <text:p>6.833346</text:p>
          </table:table-cell>
          <table:table-cell office:value-type="float" office:value="6.66408175" calcext:value-type="float">
            <text:p>6.66408175</text:p>
          </table:table-cell>
          <table:table-cell table:formula="of:=POWER([.C47]-6.75;2)" office:value-type="float" office:value="0.00738194568306246" calcext:value-type="float">
            <text:p>0.007381945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494527" calcext:value-type="float">
            <text:p>6.494527</text:p>
          </table:table-cell>
          <table:table-cell office:value-type="float" office:value="6.64675255" calcext:value-type="float">
            <text:p>6.64675255</text:p>
          </table:table-cell>
          <table:table-cell table:formula="of:=POWER([.C48]-6.75;2)" office:value-type="float" office:value="0.0106600359315024" calcext:value-type="float">
            <text:p>0.01066003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872027" calcext:value-type="float">
            <text:p>5.872027</text:p>
          </table:table-cell>
          <table:table-cell office:value-type="float" office:value="6.6611542" calcext:value-type="float">
            <text:p>6.6611542</text:p>
          </table:table-cell>
          <table:table-cell table:formula="of:=POWER([.C49]-6.75;2)" office:value-type="float" office:value="0.00789357617763994" calcext:value-type="float">
            <text:p>0.007893576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396231" calcext:value-type="float">
            <text:p>6.396231</text:p>
          </table:table-cell>
          <table:table-cell office:value-type="float" office:value="6.7072723" calcext:value-type="float">
            <text:p>6.7072723</text:p>
          </table:table-cell>
          <table:table-cell table:formula="of:=POWER([.C50]-6.75;2)" office:value-type="float" office:value="0.00182565634729003" calcext:value-type="float">
            <text:p>0.001825656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296257" calcext:value-type="float">
            <text:p>7.296257</text:p>
          </table:table-cell>
          <table:table-cell office:value-type="float" office:value="6.7172764" calcext:value-type="float">
            <text:p>6.7172764</text:p>
          </table:table-cell>
          <table:table-cell table:formula="of:=POWER([.C51]-6.75;2)" office:value-type="float" office:value="0.00107083399695998" calcext:value-type="float">
            <text:p>0.00107083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86825" calcext:value-type="float">
            <text:p>6.86825</text:p>
          </table:table-cell>
          <table:table-cell office:value-type="float" office:value="6.6870264" calcext:value-type="float">
            <text:p>6.6870264</text:p>
          </table:table-cell>
          <table:table-cell table:formula="of:=POWER([.C52]-6.75;2)" office:value-type="float" office:value="0.00396567429696004" calcext:value-type="float">
            <text:p>0.003965674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025954" calcext:value-type="float">
            <text:p>6.025954</text:p>
          </table:table-cell>
          <table:table-cell office:value-type="float" office:value="6.6872008" calcext:value-type="float">
            <text:p>6.6872008</text:p>
          </table:table-cell>
          <table:table-cell table:formula="of:=POWER([.C53]-6.75;2)" office:value-type="float" office:value="0.00394373952063996" calcext:value-type="float">
            <text:p>0.003943739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205386" calcext:value-type="float">
            <text:p>6.205386</text:p>
          </table:table-cell>
          <table:table-cell office:value-type="float" office:value="6.72760165" calcext:value-type="float">
            <text:p>6.72760165</text:p>
          </table:table-cell>
          <table:table-cell table:formula="of:=POWER([.C54]-6.75;2)" office:value-type="float" office:value="0.000501686082722481" calcext:value-type="float">
            <text:p>0.000501686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619368" calcext:value-type="float">
            <text:p>6.619368</text:p>
          </table:table-cell>
          <table:table-cell office:value-type="float" office:value="6.75326045" calcext:value-type="float">
            <text:p>6.75326045</text:p>
          </table:table-cell>
          <table:table-cell table:formula="of:=POWER([.C55]-6.75;2)" office:value-type="float" office:value="0.0000106305342024998" calcext:value-type="float">
            <text:p>1.06305342024998E-00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397969" calcext:value-type="float">
            <text:p>6.397969</text:p>
          </table:table-cell>
          <table:table-cell office:value-type="float" office:value="6.75622895" calcext:value-type="float">
            <text:p>6.75622895</text:p>
          </table:table-cell>
          <table:table-cell table:formula="of:=POWER([.C56]-6.75;2)" office:value-type="float" office:value="0.000038799818102496" calcext:value-type="float">
            <text:p>3.8799818102496E-0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410749" calcext:value-type="float">
            <text:p>7.410749</text:p>
          </table:table-cell>
          <table:table-cell office:value-type="float" office:value="6.77078345" calcext:value-type="float">
            <text:p>6.77078345</text:p>
          </table:table-cell>
          <table:table-cell table:formula="of:=POWER([.C57]-6.75;2)" office:value-type="float" office:value="0.000431951793902488" calcext:value-type="float">
            <text:p>0.00043195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872697" calcext:value-type="float">
            <text:p>6.872697</text:p>
          </table:table-cell>
          <table:table-cell office:value-type="float" office:value="6.73723775" calcext:value-type="float">
            <text:p>6.73723775</text:p>
          </table:table-cell>
          <table:table-cell table:formula="of:=POWER([.C58]-6.75;2)" office:value-type="float" office:value="0.000162875025062494" calcext:value-type="float">
            <text:p>0.00016287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510505" calcext:value-type="float">
            <text:p>8.510505</text:p>
          </table:table-cell>
          <table:table-cell office:value-type="float" office:value="6.738824" calcext:value-type="float">
            <text:p>6.738824</text:p>
          </table:table-cell>
          <table:table-cell table:formula="of:=POWER([.C59]-6.75;2)" office:value-type="float" office:value="0.000124902975999997" calcext:value-type="float">
            <text:p>0.00012490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696163" calcext:value-type="float">
            <text:p>7.696163</text:p>
          </table:table-cell>
          <table:table-cell office:value-type="float" office:value="6.66437485" calcext:value-type="float">
            <text:p>6.66437485</text:p>
          </table:table-cell>
          <table:table-cell table:formula="of:=POWER([.C60]-6.75;2)" office:value-type="float" office:value="0.00733166631252255" calcext:value-type="float">
            <text:p>0.007331666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09815" calcext:value-type="float">
            <text:p>6.209815</text:p>
          </table:table-cell>
          <table:table-cell office:value-type="float" office:value="6.6249827" calcext:value-type="float">
            <text:p>6.6249827</text:p>
          </table:table-cell>
          <table:table-cell table:formula="of:=POWER([.C61]-6.75;2)" office:value-type="float" office:value="0.0156293252992899" calcext:value-type="float">
            <text:p>0.015629325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022963" calcext:value-type="float">
            <text:p>6.022963</text:p>
          </table:table-cell>
          <table:table-cell office:value-type="float" office:value="6.65299085" calcext:value-type="float">
            <text:p>6.65299085</text:p>
          </table:table-cell>
          <table:table-cell table:formula="of:=POWER([.C62]-6.75;2)" office:value-type="float" office:value="0.00941077518372248" calcext:value-type="float">
            <text:p>0.009410775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405913" calcext:value-type="float">
            <text:p>6.405913</text:p>
          </table:table-cell>
          <table:table-cell office:value-type="float" office:value="6.69192445" calcext:value-type="float">
            <text:p>6.69192445</text:p>
          </table:table-cell>
          <table:table-cell table:formula="of:=POWER([.C63]-6.75;2)" office:value-type="float" office:value="0.00337276950780248" calcext:value-type="float">
            <text:p>0.003372769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397259" calcext:value-type="float">
            <text:p>6.397259</text:p>
          </table:table-cell>
          <table:table-cell office:value-type="float" office:value="6.71615545" calcext:value-type="float">
            <text:p>6.71615545</text:p>
          </table:table-cell>
          <table:table-cell table:formula="of:=POWER([.C64]-6.75;2)" office:value-type="float" office:value="0.00114545356470247" calcext:value-type="float">
            <text:p>0.001145453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357699" calcext:value-type="float">
            <text:p>6.357699</text:p>
          </table:table-cell>
          <table:table-cell office:value-type="float" office:value="6.73888535" calcext:value-type="float">
            <text:p>6.73888535</text:p>
          </table:table-cell>
          <table:table-cell table:formula="of:=POWER([.C65]-6.75;2)" office:value-type="float" office:value="0.000123535444622493" calcext:value-type="float">
            <text:p>0.000123535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388557" calcext:value-type="float">
            <text:p>6.388557</text:p>
          </table:table-cell>
          <table:table-cell office:value-type="float" office:value="6.75736065" calcext:value-type="float">
            <text:p>6.75736065</text:p>
          </table:table-cell>
          <table:table-cell table:formula="of:=POWER([.C66]-6.75;2)" office:value-type="float" office:value="0.0000541791684224979" calcext:value-type="float">
            <text:p>5.41791684224979E-0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486762" calcext:value-type="float">
            <text:p>6.486762</text:p>
          </table:table-cell>
          <table:table-cell office:value-type="float" office:value="6.77810275" calcext:value-type="float">
            <text:p>6.77810275</text:p>
          </table:table-cell>
          <table:table-cell table:formula="of:=POWER([.C67]-6.75;2)" office:value-type="float" office:value="0.000789764557562522" calcext:value-type="float">
            <text:p>0.000789764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78256" calcext:value-type="float">
            <text:p>6.78256</text:p>
          </table:table-cell>
          <table:table-cell office:value-type="float" office:value="6.80169535" calcext:value-type="float">
            <text:p>6.80169535</text:p>
          </table:table-cell>
          <table:table-cell table:formula="of:=POWER([.C68]-6.75;2)" office:value-type="float" office:value="0.00267240921162251" calcext:value-type="float">
            <text:p>0.002672409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794389" calcext:value-type="float">
            <text:p>6.794389</text:p>
          </table:table-cell>
          <table:table-cell office:value-type="float" office:value="6.8051251" calcext:value-type="float">
            <text:p>6.8051251</text:p>
          </table:table-cell>
          <table:table-cell table:formula="of:=POWER([.C69]-6.75;2)" office:value-type="float" office:value="0.00303877665000997" calcext:value-type="float">
            <text:p>0.003038776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596313" calcext:value-type="float">
            <text:p>6.596313</text:p>
          </table:table-cell>
          <table:table-cell office:value-type="float" office:value="6.797699" calcext:value-type="float">
            <text:p>6.797699</text:p>
          </table:table-cell>
          <table:table-cell table:formula="of:=POWER([.C70]-6.75;2)" office:value-type="float" office:value="0.00227519460099997" calcext:value-type="float">
            <text:p>0.002275194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691257" calcext:value-type="float">
            <text:p>6.691257</text:p>
          </table:table-cell>
          <table:table-cell office:value-type="float" office:value="6.7974536" calcext:value-type="float">
            <text:p>6.7974536</text:p>
          </table:table-cell>
          <table:table-cell table:formula="of:=POWER([.C71]-6.75;2)" office:value-type="float" office:value="0.00225184415295999" calcext:value-type="float">
            <text:p>0.002251844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871738" calcext:value-type="float">
            <text:p>6.871738</text:p>
          </table:table-cell>
          <table:table-cell office:value-type="float" office:value="6.79572605" calcext:value-type="float">
            <text:p>6.79572605</text:p>
          </table:table-cell>
          <table:table-cell table:formula="of:=POWER([.C72]-6.75;2)" office:value-type="float" office:value="0.00209087164860249" calcext:value-type="float">
            <text:p>0.002090871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833971" calcext:value-type="float">
            <text:p>6.833971</text:p>
          </table:table-cell>
          <table:table-cell office:value-type="float" office:value="6.7825751" calcext:value-type="float">
            <text:p>6.7825751</text:p>
          </table:table-cell>
          <table:table-cell table:formula="of:=POWER([.C73]-6.75;2)" office:value-type="float" office:value="0.00106113714000999" calcext:value-type="float">
            <text:p>0.001061137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718562" calcext:value-type="float">
            <text:p>6.718562</text:p>
          </table:table-cell>
          <table:table-cell office:value-type="float" office:value="6.7716083" calcext:value-type="float">
            <text:p>6.7716083</text:p>
          </table:table-cell>
          <table:table-cell table:formula="of:=POWER([.C74]-6.75;2)" office:value-type="float" office:value="0.000466918628889982" calcext:value-type="float">
            <text:p>0.000466918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678738" calcext:value-type="float">
            <text:p>6.678738</text:p>
          </table:table-cell>
          <table:table-cell office:value-type="float" office:value="6.7742449" calcext:value-type="float">
            <text:p>6.7742449</text:p>
          </table:table-cell>
          <table:table-cell table:formula="of:=POWER([.C75]-6.75;2)" office:value-type="float" office:value="0.000587815176010011" calcext:value-type="float">
            <text:p>0.000587815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689059" calcext:value-type="float">
            <text:p>6.689059</text:p>
          </table:table-cell>
          <table:table-cell office:value-type="float" office:value="6.77488305" calcext:value-type="float">
            <text:p>6.77488305</text:p>
          </table:table-cell>
          <table:table-cell table:formula="of:=POWER([.C76]-6.75;2)" office:value-type="float" office:value="0.000619166177302484" calcext:value-type="float">
            <text:p>0.000619166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739835" calcext:value-type="float">
            <text:p>6.739835</text:p>
          </table:table-cell>
          <table:table-cell office:value-type="float" office:value="6.76065985" calcext:value-type="float">
            <text:p>6.76065985</text:p>
          </table:table-cell>
          <table:table-cell table:formula="of:=POWER([.C77]-6.75;2)" office:value-type="float" office:value="0.000113632402022493" calcext:value-type="float">
            <text:p>0.000113632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904422" calcext:value-type="float">
            <text:p>6.904422</text:p>
          </table:table-cell>
          <table:table-cell office:value-type="float" office:value="6.73811155" calcext:value-type="float">
            <text:p>6.73811155</text:p>
          </table:table-cell>
          <table:table-cell table:formula="of:=POWER([.C78]-6.75;2)" office:value-type="float" office:value="0.000141335243402496" calcext:value-type="float">
            <text:p>0.000141335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021522" calcext:value-type="float">
            <text:p>7.021522</text:p>
          </table:table-cell>
          <table:table-cell office:value-type="float" office:value="6.714483" calcext:value-type="float">
            <text:p>6.714483</text:p>
          </table:table-cell>
          <table:table-cell table:formula="of:=POWER([.C79]-6.75;2)" office:value-type="float" office:value="0.00126145728900003" calcext:value-type="float">
            <text:p>0.001261457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90832" calcext:value-type="float">
            <text:p>6.90832</text:p>
          </table:table-cell>
          <table:table-cell office:value-type="float" office:value="6.6839483" calcext:value-type="float">
            <text:p>6.6839483</text:p>
          </table:table-cell>
          <table:table-cell table:formula="of:=POWER([.C80]-6.75;2)" office:value-type="float" office:value="0.00436282707289001" calcext:value-type="float">
            <text:p>0.00436282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69978" calcext:value-type="float">
            <text:p>6.769978</text:p>
          </table:table-cell>
          <table:table-cell office:value-type="float" office:value="6.65617015" calcext:value-type="float">
            <text:p>6.65617015</text:p>
          </table:table-cell>
          <table:table-cell table:formula="of:=POWER([.C81]-6.75;2)" office:value-type="float" office:value="0.00880404075102244" calcext:value-type="float">
            <text:p>0.008804040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801635" calcext:value-type="float">
            <text:p>6.801635</text:p>
          </table:table-cell>
          <table:table-cell office:value-type="float" office:value="6.63246455" calcext:value-type="float">
            <text:p>6.63246455</text:p>
          </table:table-cell>
          <table:table-cell table:formula="of:=POWER([.C82]-6.75;2)" office:value-type="float" office:value="0.0138145820067025" calcext:value-type="float">
            <text:p>0.0138145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890533" calcext:value-type="float">
            <text:p>6.890533</text:p>
          </table:table-cell>
          <table:table-cell office:value-type="float" office:value="6.61359205" calcext:value-type="float">
            <text:p>6.61359205</text:p>
          </table:table-cell>
          <table:table-cell table:formula="of:=POWER([.C83]-6.75;2)" office:value-type="float" office:value="0.0186071288232024" calcext:value-type="float">
            <text:p>0.018607128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851857" calcext:value-type="float">
            <text:p>6.851857</text:p>
          </table:table-cell>
          <table:table-cell office:value-type="float" office:value="6.6256531" calcext:value-type="float">
            <text:p>6.6256531</text:p>
          </table:table-cell>
          <table:table-cell table:formula="of:=POWER([.C84]-6.75;2)" office:value-type="float" office:value="0.01546215153961" calcext:value-type="float">
            <text:p>0.015462151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27205" calcext:value-type="float">
            <text:p>6.727205</text:p>
          </table:table-cell>
          <table:table-cell office:value-type="float" office:value="6.90260775" calcext:value-type="float">
            <text:p>6.90260775</text:p>
          </table:table-cell>
          <table:table-cell table:formula="of:=POWER([.C85]-6.75;2)" office:value-type="float" office:value="0.0232891253600624" calcext:value-type="float">
            <text:p>0.023289125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03399" calcext:value-type="float">
            <text:p>6.803399</text:p>
          </table:table-cell>
          <table:table-cell office:value-type="float" office:value="6.91672985" calcext:value-type="float">
            <text:p>6.91672985</text:p>
          </table:table-cell>
          <table:table-cell table:formula="of:=POWER([.C86]-6.75;2)" office:value-type="float" office:value="0.0277988428810226" calcext:value-type="float">
            <text:p>0.027798842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958614" calcext:value-type="float">
            <text:p>6.958614</text:p>
          </table:table-cell>
          <table:table-cell office:value-type="float" office:value="6.93622415" calcext:value-type="float">
            <text:p>6.93622415</text:p>
          </table:table-cell>
          <table:table-cell table:formula="of:=POWER([.C87]-6.75;2)" office:value-type="float" office:value="0.0346794340432226" calcext:value-type="float">
            <text:p>0.03467943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851155" calcext:value-type="float">
            <text:p>6.851155</text:p>
          </table:table-cell>
          <table:table-cell office:value-type="float" office:value="6.9069028" calcext:value-type="float">
            <text:p>6.9069028</text:p>
          </table:table-cell>
          <table:table-cell table:formula="of:=POWER([.C88]-6.75;2)" office:value-type="float" office:value="0.02461848864784" calcext:value-type="float">
            <text:p>0.024618488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645867" calcext:value-type="float">
            <text:p>6.645867</text:p>
          </table:table-cell>
          <table:table-cell office:value-type="float" office:value="6.84209425" calcext:value-type="float">
            <text:p>6.84209425</text:p>
          </table:table-cell>
          <table:table-cell table:formula="of:=POWER([.C89]-6.75;2)" office:value-type="float" office:value="0.00848135088306245" calcext:value-type="float">
            <text:p>0.008481350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91405" calcext:value-type="float">
            <text:p>6.591405</text:p>
          </table:table-cell>
          <table:table-cell office:value-type="float" office:value="6.8005385" calcext:value-type="float">
            <text:p>6.8005385</text:p>
          </table:table-cell>
          <table:table-cell table:formula="of:=POWER([.C90]-6.75;2)" office:value-type="float" office:value="0.00255413998225" calcext:value-type="float">
            <text:p>0.0025541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56706" calcext:value-type="float">
            <text:p>6.656706</text:p>
          </table:table-cell>
          <table:table-cell office:value-type="float" office:value="6.81188285" calcext:value-type="float">
            <text:p>6.81188285</text:p>
          </table:table-cell>
          <table:table-cell table:formula="of:=POWER([.C91]-6.75;2)" office:value-type="float" office:value="0.00382948712412249" calcext:value-type="float">
            <text:p>0.003829487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08719" calcext:value-type="float">
            <text:p>6.608719</text:p>
          </table:table-cell>
          <table:table-cell office:value-type="float" office:value="6.8339921" calcext:value-type="float">
            <text:p>6.8339921</text:p>
          </table:table-cell>
          <table:table-cell table:formula="of:=POWER([.C92]-6.75;2)" office:value-type="float" office:value="0.00705467286240995" calcext:value-type="float">
            <text:p>0.007054672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14635" calcext:value-type="float">
            <text:p>6.614635</text:p>
          </table:table-cell>
          <table:table-cell office:value-type="float" office:value="6.8028002" calcext:value-type="float">
            <text:p>6.8028002</text:p>
          </table:table-cell>
          <table:table-cell table:formula="of:=POWER([.C93]-6.75;2)" office:value-type="float" office:value="0.00278786112004001" calcext:value-type="float">
            <text:p>0.002787861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771294" calcext:value-type="float">
            <text:p>6.771294</text:p>
          </table:table-cell>
          <table:table-cell office:value-type="float" office:value="6.7215785" calcext:value-type="float">
            <text:p>6.7215785</text:p>
          </table:table-cell>
          <table:table-cell table:formula="of:=POWER([.C94]-6.75;2)" office:value-type="float" office:value="0.000807781662250018" calcext:value-type="float">
            <text:p>0.000807781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691501" calcext:value-type="float">
            <text:p>6.691501</text:p>
          </table:table-cell>
          <table:table-cell office:value-type="float" office:value="6.6742244" calcext:value-type="float">
            <text:p>6.6742244</text:p>
          </table:table-cell>
          <table:table-cell table:formula="of:=POWER([.C95]-6.75;2)" office:value-type="float" office:value="0.00574194155536001" calcext:value-type="float">
            <text:p>0.005741941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404595" calcext:value-type="float">
            <text:p>6.404595</text:p>
          </table:table-cell>
          <table:table-cell office:value-type="float" office:value="6.70321745" calcext:value-type="float">
            <text:p>6.70321745</text:p>
          </table:table-cell>
          <table:table-cell table:formula="of:=POWER([.C96]-6.75;2)" office:value-type="float" office:value="0.00218860698450247" calcext:value-type="float">
            <text:p>0.00218860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288869" calcext:value-type="float">
            <text:p>6.288869</text:p>
          </table:table-cell>
          <table:table-cell office:value-type="float" office:value="6.75902375" calcext:value-type="float">
            <text:p>6.75902375</text:p>
          </table:table-cell>
          <table:table-cell table:formula="of:=POWER([.C97]-6.75;2)" office:value-type="float" office:value="0.000081428064062498" calcext:value-type="float">
            <text:p>8.1428064062498E-00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431851" calcext:value-type="float">
            <text:p>6.431851</text:p>
          </table:table-cell>
          <table:table-cell office:value-type="float" office:value="6.7951816" calcext:value-type="float">
            <text:p>6.7951816</text:p>
          </table:table-cell>
          <table:table-cell table:formula="of:=POWER([.C98]-6.75;2)" office:value-type="float" office:value="0.00204137697856002" calcext:value-type="float">
            <text:p>0.00204137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410828" calcext:value-type="float">
            <text:p>6.410828</text:p>
          </table:table-cell>
          <table:table-cell office:value-type="float" office:value="6.81401225" calcext:value-type="float">
            <text:p>6.81401225</text:p>
          </table:table-cell>
          <table:table-cell table:formula="of:=POWER([.C99]-6.75;2)" office:value-type="float" office:value="0.00409756815006253" calcext:value-type="float">
            <text:p>0.00409756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352757" calcext:value-type="float">
            <text:p>6.352757</text:p>
          </table:table-cell>
          <table:table-cell office:value-type="float" office:value="6.83356375" calcext:value-type="float">
            <text:p>6.83356375</text:p>
          </table:table-cell>
          <table:table-cell table:formula="of:=POWER([.C100]-6.75;2)" office:value-type="float" office:value="0.00698290031406245" calcext:value-type="float">
            <text:p>0.00698290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295866" calcext:value-type="float">
            <text:p>6.295866</text:p>
          </table:table-cell>
          <table:table-cell office:value-type="float" office:value="6.85152395" calcext:value-type="float">
            <text:p>6.85152395</text:p>
          </table:table-cell>
          <table:table-cell table:formula="of:=POWER([.C101]-6.75;2)" office:value-type="float" office:value="0.0103071124236025" calcext:value-type="float">
            <text:p>0.010307112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424185" calcext:value-type="float">
            <text:p>6.424185</text:p>
          </table:table-cell>
          <table:table-cell office:value-type="float" office:value="6.87220785" calcext:value-type="float">
            <text:p>6.87220785</text:p>
          </table:table-cell>
          <table:table-cell table:formula="of:=POWER([.C102]-6.75;2)" office:value-type="float" office:value="0.0149347586016224" calcext:value-type="float">
            <text:p>0.014934758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131754" calcext:value-type="float">
            <text:p>7.131754</text:p>
          </table:table-cell>
          <table:table-cell office:value-type="float" office:value="6.8893885" calcext:value-type="float">
            <text:p>6.8893885</text:p>
          </table:table-cell>
          <table:table-cell table:formula="of:=POWER([.C103]-6.75;2)" office:value-type="float" office:value="0.01942915393225" calcext:value-type="float">
            <text:p>0.019429153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39095" calcext:value-type="float">
            <text:p>12.39095</text:p>
          </table:table-cell>
          <table:table-cell office:value-type="float" office:value="6.8727501" calcext:value-type="float">
            <text:p>6.8727501</text:p>
          </table:table-cell>
          <table:table-cell table:formula="of:=POWER([.C104]-6.75;2)" office:value-type="float" office:value="0.01506758705001" calcext:value-type="float">
            <text:p>0.015067587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009647" calcext:value-type="float">
            <text:p>7.009647</text:p>
          </table:table-cell>
          <table:table-cell office:value-type="float" office:value="6.5969716" calcext:value-type="float">
            <text:p>6.5969716</text:p>
          </table:table-cell>
          <table:table-cell table:formula="of:=POWER([.C105]-6.75;2)" office:value-type="float" office:value="0.0234176912065601" calcext:value-type="float">
            <text:p>0.02341769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193285" calcext:value-type="float">
            <text:p>7.193285</text:p>
          </table:table-cell>
          <table:table-cell office:value-type="float" office:value="6.5941986" calcext:value-type="float">
            <text:p>6.5941986</text:p>
          </table:table-cell>
          <table:table-cell table:formula="of:=POWER([.C106]-6.75;2)" office:value-type="float" office:value="0.0242740762419599" calcext:value-type="float">
            <text:p>0.024274076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372187" calcext:value-type="float">
            <text:p>6.372187</text:p>
          </table:table-cell>
          <table:table-cell office:value-type="float" office:value="6.57758495" calcext:value-type="float">
            <text:p>6.57758495</text:p>
          </table:table-cell>
          <table:table-cell table:formula="of:=POWER([.C107]-6.75;2)" office:value-type="float" office:value="0.0297269494665024" calcext:value-type="float">
            <text:p>0.029726949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554984" calcext:value-type="float">
            <text:p>5.554984</text:p>
          </table:table-cell>
          <table:table-cell office:value-type="float" office:value="6.5933429" calcext:value-type="float">
            <text:p>6.5933429</text:p>
          </table:table-cell>
          <table:table-cell table:formula="of:=POWER([.C108]-6.75;2)" office:value-type="float" office:value="0.0245414469804101" calcext:value-type="float">
            <text:p>0.02454144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814752" calcext:value-type="float">
            <text:p>5.814752</text:p>
          </table:table-cell>
          <table:table-cell office:value-type="float" office:value="6.65433025" calcext:value-type="float">
            <text:p>6.65433025</text:p>
          </table:table-cell>
          <table:table-cell table:formula="of:=POWER([.C109]-6.75;2)" office:value-type="float" office:value="0.00915270106506248" calcext:value-type="float">
            <text:p>0.009152701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818292" calcext:value-type="float">
            <text:p>6.818292</text:p>
          </table:table-cell>
          <table:table-cell office:value-type="float" office:value="6.71239655" calcext:value-type="float">
            <text:p>6.71239655</text:p>
          </table:table-cell>
          <table:table-cell table:formula="of:=POWER([.C110]-6.75;2)" office:value-type="float" office:value="0.00141401945190248" calcext:value-type="float">
            <text:p>0.001414019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098891" calcext:value-type="float">
            <text:p>7.098891</text:p>
          </table:table-cell>
          <table:table-cell office:value-type="float" office:value="6.71757625" calcext:value-type="float">
            <text:p>6.71757625</text:p>
          </table:table-cell>
          <table:table-cell table:formula="of:=POWER([.C111]-6.75;2)" office:value-type="float" office:value="0.00105129956406247" calcext:value-type="float">
            <text:p>0.001051299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984881" calcext:value-type="float">
            <text:p>5.984881</text:p>
          </table:table-cell>
          <table:table-cell office:value-type="float" office:value="6.7020824" calcext:value-type="float">
            <text:p>6.7020824</text:p>
          </table:table-cell>
          <table:table-cell table:formula="of:=POWER([.C112]-6.75;2)" office:value-type="float" office:value="0.00229609638975999" calcext:value-type="float">
            <text:p>0.002296096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990201" calcext:value-type="float">
            <text:p>4.990201</text:p>
          </table:table-cell>
          <table:table-cell office:value-type="float" office:value="6.74616145" calcext:value-type="float">
            <text:p>6.74616145</text:p>
          </table:table-cell>
          <table:table-cell table:formula="of:=POWER([.C113]-6.75;2)" office:value-type="float" office:value="0.0000147344661025017" calcext:value-type="float">
            <text:p>1.47344661025017E-00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824212" calcext:value-type="float">
            <text:p>5.824212</text:p>
          </table:table-cell>
          <table:table-cell office:value-type="float" office:value="6.83970295" calcext:value-type="float">
            <text:p>6.83970295</text:p>
          </table:table-cell>
          <table:table-cell table:formula="of:=POWER([.C114]-6.75;2)" office:value-type="float" office:value="0.00804661923870257" calcext:value-type="float">
            <text:p>0.008046619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271362" calcext:value-type="float">
            <text:p>7.271362</text:p>
          </table:table-cell>
          <table:table-cell office:value-type="float" office:value="6.8799037" calcext:value-type="float">
            <text:p>6.8799037</text:p>
          </table:table-cell>
          <table:table-cell table:formula="of:=POWER([.C115]-6.75;2)" office:value-type="float" office:value="0.01687497127369" calcext:value-type="float">
            <text:p>0.016874971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520721" calcext:value-type="float">
            <text:p>7.520721</text:p>
          </table:table-cell>
          <table:table-cell office:value-type="float" office:value="6.84226645" calcext:value-type="float">
            <text:p>6.84226645</text:p>
          </table:table-cell>
          <table:table-cell table:formula="of:=POWER([.C116]-6.75;2)" office:value-type="float" office:value="0.00851309779560256" calcext:value-type="float">
            <text:p>0.008513097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012026" calcext:value-type="float">
            <text:p>7.012026</text:p>
          </table:table-cell>
          <table:table-cell office:value-type="float" office:value="6.79884175" calcext:value-type="float">
            <text:p>6.79884175</text:p>
          </table:table-cell>
          <table:table-cell table:formula="of:=POWER([.C117]-6.75;2)" office:value-type="float" office:value="0.00238551654306252" calcext:value-type="float">
            <text:p>0.002385516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808464" calcext:value-type="float">
            <text:p>6.808464</text:p>
          </table:table-cell>
          <table:table-cell office:value-type="float" office:value="6.7895947" calcext:value-type="float">
            <text:p>6.7895947</text:p>
          </table:table-cell>
          <table:table-cell table:formula="of:=POWER([.C118]-6.75;2)" office:value-type="float" office:value="0.00156774026809003" calcext:value-type="float">
            <text:p>0.001567740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801858" calcext:value-type="float">
            <text:p>6.801858</text:p>
          </table:table-cell>
          <table:table-cell office:value-type="float" office:value="6.79006715" calcext:value-type="float">
            <text:p>6.79006715</text:p>
          </table:table-cell>
          <table:table-cell table:formula="of:=POWER([.C119]-6.75;2)" office:value-type="float" office:value="0.00160537650912254" calcext:value-type="float">
            <text:p>0.001605376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11961" calcext:value-type="float">
            <text:p>6.711961</text:p>
          </table:table-cell>
          <table:table-cell office:value-type="float" office:value="6.78205" calcext:value-type="float">
            <text:p>6.78205</text:p>
          </table:table-cell>
          <table:table-cell table:formula="of:=POWER([.C120]-6.75;2)" office:value-type="float" office:value="0.00102720249999999" calcext:value-type="float">
            <text:p>0.00102720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09544" calcext:value-type="float">
            <text:p>6.709544</text:p>
          </table:table-cell>
          <table:table-cell office:value-type="float" office:value="6.7685451" calcext:value-type="float">
            <text:p>6.7685451</text:p>
          </table:table-cell>
          <table:table-cell table:formula="of:=POWER([.C121]-6.75;2)" office:value-type="float" office:value="0.000343920734009995" calcext:value-type="float">
            <text:p>0.000343920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767798" calcext:value-type="float">
            <text:p>6.767798</text:p>
          </table:table-cell>
          <table:table-cell office:value-type="float" office:value="6.7429642" calcext:value-type="float">
            <text:p>6.7429642</text:p>
          </table:table-cell>
          <table:table-cell table:formula="of:=POWER([.C122]-6.75;2)" office:value-type="float" office:value="0.0000495024816399958" calcext:value-type="float">
            <text:p>4.95024816399958E-00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98986" calcext:value-type="float">
            <text:p>6.798986</text:p>
          </table:table-cell>
          <table:table-cell office:value-type="float" office:value="6.709161" calcext:value-type="float">
            <text:p>6.709161</text:p>
          </table:table-cell>
          <table:table-cell table:formula="of:=POWER([.C123]-6.75;2)" office:value-type="float" office:value="0.00166782392100001" calcext:value-type="float">
            <text:p>0.001667823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87538" calcext:value-type="float">
            <text:p>6.87538</text:p>
          </table:table-cell>
          <table:table-cell office:value-type="float" office:value="6.707678" calcext:value-type="float">
            <text:p>6.707678</text:p>
          </table:table-cell>
          <table:table-cell table:formula="of:=POWER([.C124]-6.75;2)" office:value-type="float" office:value="0.00179115168400004" calcext:value-type="float">
            <text:p>0.001791151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954187" calcext:value-type="float">
            <text:p>6.954187</text:p>
          </table:table-cell>
          <table:table-cell office:value-type="float" office:value="6.73944105" calcext:value-type="float">
            <text:p>6.73944105</text:p>
          </table:table-cell>
          <table:table-cell table:formula="of:=POWER([.C125]-6.75;2)" office:value-type="float" office:value="0.000111491425102501" calcext:value-type="float">
            <text:p>0.000111491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861012" calcext:value-type="float">
            <text:p>6.861012</text:p>
          </table:table-cell>
          <table:table-cell office:value-type="float" office:value="6.73328935" calcext:value-type="float">
            <text:p>6.73328935</text:p>
          </table:table-cell>
          <table:table-cell table:formula="of:=POWER([.C126]-6.75;2)" office:value-type="float" office:value="0.000279245823422509" calcext:value-type="float">
            <text:p>0.000279245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87346" calcext:value-type="float">
            <text:p>6.687346</text:p>
          </table:table-cell>
          <table:table-cell office:value-type="float" office:value="6.67263155" calcext:value-type="float">
            <text:p>6.67263155</text:p>
          </table:table-cell>
          <table:table-cell table:formula="of:=POWER([.C127]-6.75;2)" office:value-type="float" office:value="0.00598587705540247" calcext:value-type="float">
            <text:p>0.005985877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74731" calcext:value-type="float">
            <text:p>6.774731</text:p>
          </table:table-cell>
          <table:table-cell office:value-type="float" office:value="6.6184948" calcext:value-type="float">
            <text:p>6.6184948</text:p>
          </table:table-cell>
          <table:table-cell table:formula="of:=POWER([.C128]-6.75;2)" office:value-type="float" office:value="0.0172936176270401" calcext:value-type="float">
            <text:p>0.017293617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976078" calcext:value-type="float">
            <text:p>6.976078</text:p>
          </table:table-cell>
          <table:table-cell office:value-type="float" office:value="6.58101935" calcext:value-type="float">
            <text:p>6.58101935</text:p>
          </table:table-cell>
          <table:table-cell table:formula="of:=POWER([.C129]-6.75;2)" office:value-type="float" office:value="0.0285544600744225" calcext:value-type="float">
            <text:p>0.02855446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921886" calcext:value-type="float">
            <text:p>6.921886</text:p>
          </table:table-cell>
          <table:table-cell office:value-type="float" office:value="6.5659388" calcext:value-type="float">
            <text:p>6.5659388</text:p>
          </table:table-cell>
          <table:table-cell table:formula="of:=POWER([.C130]-6.75;2)" office:value-type="float" office:value="0.0338785253454401" calcext:value-type="float">
            <text:p>0.033878525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789014" calcext:value-type="float">
            <text:p>6.789014</text:p>
          </table:table-cell>
          <table:table-cell office:value-type="float" office:value="6.56561405" calcext:value-type="float">
            <text:p>6.56561405</text:p>
          </table:table-cell>
          <table:table-cell table:formula="of:=POWER([.C131]-6.75;2)" office:value-type="float" office:value="0.0339981785574026" calcext:value-type="float">
            <text:p>0.033998178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866462" calcext:value-type="float">
            <text:p>6.866462</text:p>
          </table:table-cell>
          <table:table-cell office:value-type="float" office:value="6.686014" calcext:value-type="float">
            <text:p>6.686014</text:p>
          </table:table-cell>
          <table:table-cell table:formula="of:=POWER([.C132]-6.75;2)" office:value-type="float" office:value="0.00409420819599998" calcext:value-type="float">
            <text:p>0.004094208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861031" calcext:value-type="float">
            <text:p>6.861031</text:p>
          </table:table-cell>
          <table:table-cell office:value-type="float" office:value="6.70567125" calcext:value-type="float">
            <text:p>6.70567125</text:p>
          </table:table-cell>
          <table:table-cell table:formula="of:=POWER([.C133]-6.75;2)" office:value-type="float" office:value="0.0019650380765625" calcext:value-type="float">
            <text:p>0.001965038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28227" calcext:value-type="float">
            <text:p>6.628227</text:p>
          </table:table-cell>
          <table:table-cell office:value-type="float" office:value="6.6489972" calcext:value-type="float">
            <text:p>6.6489972</text:p>
          </table:table-cell>
          <table:table-cell table:formula="of:=POWER([.C134]-6.75;2)" office:value-type="float" office:value="0.01020156560784" calcext:value-type="float">
            <text:p>0.010201565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18617" calcext:value-type="float">
            <text:p>6.518617</text:p>
          </table:table-cell>
          <table:table-cell office:value-type="float" office:value="6.6048174" calcext:value-type="float">
            <text:p>6.6048174</text:p>
          </table:table-cell>
          <table:table-cell table:formula="of:=POWER([.C135]-6.75;2)" office:value-type="float" office:value="0.02107798734276" calcext:value-type="float">
            <text:p>0.021077987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52227" calcext:value-type="float">
            <text:p>6.652227</text:p>
          </table:table-cell>
          <table:table-cell office:value-type="float" office:value="6.60129275" calcext:value-type="float">
            <text:p>6.60129275</text:p>
          </table:table-cell>
          <table:table-cell table:formula="of:=POWER([.C136]-6.75;2)" office:value-type="float" office:value="0.0221138462025625" calcext:value-type="float">
            <text:p>0.022113846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827085" calcext:value-type="float">
            <text:p>6.827085</text:p>
          </table:table-cell>
          <table:table-cell office:value-type="float" office:value="6.6032605" calcext:value-type="float">
            <text:p>6.6032605</text:p>
          </table:table-cell>
          <table:table-cell table:formula="of:=POWER([.C137]-6.75;2)" office:value-type="float" office:value="0.0215324808602499" calcext:value-type="float">
            <text:p>0.021532480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817913" calcext:value-type="float">
            <text:p>6.817913</text:p>
          </table:table-cell>
          <table:table-cell office:value-type="float" office:value="6.5972749" calcext:value-type="float">
            <text:p>6.5972749</text:p>
          </table:table-cell>
          <table:table-cell table:formula="of:=POWER([.C138]-6.75;2)" office:value-type="float" office:value="0.0233249561700099" calcext:value-type="float">
            <text:p>0.023324956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41515" calcext:value-type="float">
            <text:p>6.641515</text:p>
          </table:table-cell>
          <table:table-cell office:value-type="float" office:value="6.5893648" calcext:value-type="float">
            <text:p>6.5893648</text:p>
          </table:table-cell>
          <table:table-cell table:formula="of:=POWER([.C139]-6.75;2)" office:value-type="float" office:value="0.0258036674790399" calcext:value-type="float">
            <text:p>0.025803667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441863" calcext:value-type="float">
            <text:p>6.441863</text:p>
          </table:table-cell>
          <table:table-cell office:value-type="float" office:value="6.5811517" calcext:value-type="float">
            <text:p>6.5811517</text:p>
          </table:table-cell>
          <table:table-cell table:formula="of:=POWER([.C140]-6.75;2)" office:value-type="float" office:value="0.0285097484128902" calcext:value-type="float">
            <text:p>0.028509748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197926" calcext:value-type="float">
            <text:p>6.197926</text:p>
          </table:table-cell>
          <table:table-cell office:value-type="float" office:value="6.5794608" calcext:value-type="float">
            <text:p>6.5794608</text:p>
          </table:table-cell>
          <table:table-cell table:formula="of:=POWER([.C141]-6.75;2)" office:value-type="float" office:value="0.0290836187366401" calcext:value-type="float">
            <text:p>0.029083618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091734" calcext:value-type="float">
            <text:p>6.091734</text:p>
          </table:table-cell>
          <table:table-cell office:value-type="float" office:value="6.60169585" calcext:value-type="float">
            <text:p>6.60169585</text:p>
          </table:table-cell>
          <table:table-cell table:formula="of:=POWER([.C142]-6.75;2)" office:value-type="float" office:value="0.0219941209072224" calcext:value-type="float">
            <text:p>0.021994120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69326" calcext:value-type="float">
            <text:p>6.769326</text:p>
          </table:table-cell>
          <table:table-cell office:value-type="float" office:value="6.6357969" calcext:value-type="float">
            <text:p>6.6357969</text:p>
          </table:table-cell>
          <table:table-cell table:formula="of:=POWER([.C143]-6.75;2)" office:value-type="float" office:value="0.01304234804961" calcext:value-type="float">
            <text:p>0.01304234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510641" calcext:value-type="float">
            <text:p>7.510641</text:p>
          </table:table-cell>
          <table:table-cell office:value-type="float" office:value="6.63111055" calcext:value-type="float">
            <text:p>6.63111055</text:p>
          </table:table-cell>
          <table:table-cell table:formula="of:=POWER([.C144]-6.75;2)" office:value-type="float" office:value="0.0141347013213025" calcext:value-type="float">
            <text:p>0.014134701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831153" calcext:value-type="float">
            <text:p>6.831153</text:p>
          </table:table-cell>
          <table:table-cell office:value-type="float" office:value="6.5868247" calcext:value-type="float">
            <text:p>6.5868247</text:p>
          </table:table-cell>
          <table:table-cell table:formula="of:=POWER([.C145]-6.75;2)" office:value-type="float" office:value="0.0266261785300899" calcext:value-type="float">
            <text:p>0.026626178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647856" calcext:value-type="float">
            <text:p>5.647856</text:p>
          </table:table-cell>
          <table:table-cell office:value-type="float" office:value="6.57603845" calcext:value-type="float">
            <text:p>6.57603845</text:p>
          </table:table-cell>
          <table:table-cell table:formula="of:=POWER([.C146]-6.75;2)" office:value-type="float" office:value="0.0302626208784023" calcext:value-type="float">
            <text:p>0.030262620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604611" calcext:value-type="float">
            <text:p>5.604611</text:p>
          </table:table-cell>
          <table:table-cell office:value-type="float" office:value="6.6300528" calcext:value-type="float">
            <text:p>6.6300528</text:p>
          </table:table-cell>
          <table:table-cell table:formula="of:=POWER([.C147]-6.75;2)" office:value-type="float" office:value="0.0143873307878401" calcext:value-type="float">
            <text:p>0.014387330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025222" calcext:value-type="float">
            <text:p>6.025222</text:p>
          </table:table-cell>
          <table:table-cell office:value-type="float" office:value="6.69255155" calcext:value-type="float">
            <text:p>6.69255155</text:p>
          </table:table-cell>
          <table:table-cell table:formula="of:=POWER([.C148]-6.75;2)" office:value-type="float" office:value="0.00330032440740249" calcext:value-type="float">
            <text:p>0.003300324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74467" calcext:value-type="float">
            <text:p>6.674467</text:p>
          </table:table-cell>
          <table:table-cell office:value-type="float" office:value="6.73088195" calcext:value-type="float">
            <text:p>6.73088195</text:p>
          </table:table-cell>
          <table:table-cell table:formula="of:=POWER([.C149]-6.75;2)" office:value-type="float" office:value="0.000365499835802513" calcext:value-type="float">
            <text:p>0.000365499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915391" calcext:value-type="float">
            <text:p>6.915391</text:p>
          </table:table-cell>
          <table:table-cell office:value-type="float" office:value="6.7351134" calcext:value-type="float">
            <text:p>6.7351134</text:p>
          </table:table-cell>
          <table:table-cell table:formula="of:=POWER([.C150]-6.75;2)" office:value-type="float" office:value="0.000221610859560016" calcext:value-type="float">
            <text:p>0.00022161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197013" calcext:value-type="float">
            <text:p>9.197013</text:p>
          </table:table-cell>
          <table:table-cell office:value-type="float" office:value="6.73256445" calcext:value-type="float">
            <text:p>6.73256445</text:p>
          </table:table-cell>
          <table:table-cell table:formula="of:=POWER([.C151]-6.75;2)" office:value-type="float" office:value="0.000303998403802503" calcext:value-type="float">
            <text:p>0.000303998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259607" calcext:value-type="float">
            <text:p>7.259607</text:p>
          </table:table-cell>
          <table:table-cell office:value-type="float" office:value="6.6181262" calcext:value-type="float">
            <text:p>6.6181262</text:p>
          </table:table-cell>
          <table:table-cell table:formula="of:=POWER([.C152]-6.75;2)" office:value-type="float" office:value="0.01739069912644" calcext:value-type="float">
            <text:p>0.017390699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72755" calcext:value-type="float">
            <text:p>5.72755</text:p>
          </table:table-cell>
          <table:table-cell office:value-type="float" office:value="6.5972692" calcext:value-type="float">
            <text:p>6.5972692</text:p>
          </table:table-cell>
          <table:table-cell table:formula="of:=POWER([.C153]-6.75;2)" office:value-type="float" office:value="0.0233266972686402" calcext:value-type="float">
            <text:p>0.023326697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744631" calcext:value-type="float">
            <text:p>5.744631</text:p>
          </table:table-cell>
          <table:table-cell office:value-type="float" office:value="6.65058795" calcext:value-type="float">
            <text:p>6.65058795</text:p>
          </table:table-cell>
          <table:table-cell table:formula="of:=POWER([.C154]-6.75;2)" office:value-type="float" office:value="0.00988275568520245" calcext:value-type="float">
            <text:p>0.009882755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448124" calcext:value-type="float">
            <text:p>6.448124</text:p>
          </table:table-cell>
          <table:table-cell office:value-type="float" office:value="6.7041505" calcext:value-type="float">
            <text:p>6.7041505</text:p>
          </table:table-cell>
          <table:table-cell table:formula="of:=POWER([.C155]-6.75;2)" office:value-type="float" office:value="0.00210217665025001" calcext:value-type="float">
            <text:p>0.002102176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691582" calcext:value-type="float">
            <text:p>6.691582</text:p>
          </table:table-cell>
          <table:table-cell office:value-type="float" office:value="6.72696255" calcext:value-type="float">
            <text:p>6.72696255</text:p>
          </table:table-cell>
          <table:table-cell table:formula="of:=POWER([.C156]-6.75;2)" office:value-type="float" office:value="0.000530724102502516" calcext:value-type="float">
            <text:p>0.000530724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07373" calcext:value-type="float">
            <text:p>6.707373</text:p>
          </table:table-cell>
          <table:table-cell office:value-type="float" office:value="6.7407621" calcext:value-type="float">
            <text:p>6.7407621</text:p>
          </table:table-cell>
          <table:table-cell table:formula="of:=POWER([.C157]-6.75;2)" office:value-type="float" office:value="0.0000853387964100086" calcext:value-type="float">
            <text:p>8.53387964100086E-00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59711" calcext:value-type="float">
            <text:p>6.659711</text:p>
          </table:table-cell>
          <table:table-cell office:value-type="float" office:value="6.74888485" calcext:value-type="float">
            <text:p>6.74888485</text:p>
          </table:table-cell>
          <table:table-cell table:formula="of:=POWER([.C158]-6.75;2)" office:value-type="float" office:value="0.00000124355952250089" calcext:value-type="float">
            <text:p>1.24355952250089E-00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477253" calcext:value-type="float">
            <text:p>6.477253</text:p>
          </table:table-cell>
          <table:table-cell office:value-type="float" office:value="6.7549664" calcext:value-type="float">
            <text:p>6.7549664</text:p>
          </table:table-cell>
          <table:table-cell table:formula="of:=POWER([.C159]-6.75;2)" office:value-type="float" office:value="0.0000246651289599982" calcext:value-type="float">
            <text:p>2.46651289599982E-00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408045" calcext:value-type="float">
            <text:p>6.408045</text:p>
          </table:table-cell>
          <table:table-cell office:value-type="float" office:value="6.7691505" calcext:value-type="float">
            <text:p>6.7691505</text:p>
          </table:table-cell>
          <table:table-cell table:formula="of:=POWER([.C160]-6.75;2)" office:value-type="float" office:value="0.000366741650250011" calcext:value-type="float">
            <text:p>0.000366741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42627" calcext:value-type="float">
            <text:p>6.642627</text:p>
          </table:table-cell>
          <table:table-cell office:value-type="float" office:value="6.7854497" calcext:value-type="float">
            <text:p>6.7854497</text:p>
          </table:table-cell>
          <table:table-cell table:formula="of:=POWER([.C161]-6.75;2)" office:value-type="float" office:value="0.00125668123009" calcext:value-type="float">
            <text:p>0.001256681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73755" calcext:value-type="float">
            <text:p>6.773755</text:p>
          </table:table-cell>
          <table:table-cell office:value-type="float" office:value="6.78907125" calcext:value-type="float">
            <text:p>6.78907125</text:p>
          </table:table-cell>
          <table:table-cell table:formula="of:=POWER([.C162]-6.75;2)" office:value-type="float" office:value="0.00152656257656251" calcext:value-type="float">
            <text:p>0.001526562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675599" calcext:value-type="float">
            <text:p>6.675599</text:p>
          </table:table-cell>
          <table:table-cell office:value-type="float" office:value="6.78517025" calcext:value-type="float">
            <text:p>6.78517025</text:p>
          </table:table-cell>
          <table:table-cell table:formula="of:=POWER([.C163]-6.75;2)" office:value-type="float" office:value="0.00123694648506251" calcext:value-type="float">
            <text:p>0.001236946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24924" calcext:value-type="float">
            <text:p>6.624924</text:p>
          </table:table-cell>
          <table:table-cell office:value-type="float" office:value="6.78610335" calcext:value-type="float">
            <text:p>6.78610335</text:p>
          </table:table-cell>
          <table:table-cell table:formula="of:=POWER([.C164]-6.75;2)" office:value-type="float" office:value="0.00130345188122252" calcext:value-type="float">
            <text:p>0.001303451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15428" calcext:value-type="float">
            <text:p>6.615428</text:p>
          </table:table-cell>
          <table:table-cell office:value-type="float" office:value="6.7904909" calcext:value-type="float">
            <text:p>6.7904909</text:p>
          </table:table-cell>
          <table:table-cell table:formula="of:=POWER([.C165]-6.75;2)" office:value-type="float" office:value="0.00163951298281" calcext:value-type="float">
            <text:p>0.00163951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28143" calcext:value-type="float">
            <text:p>6.728143</text:p>
          </table:table-cell>
          <table:table-cell office:value-type="float" office:value="6.79764345" calcext:value-type="float">
            <text:p>6.79764345</text:p>
          </table:table-cell>
          <table:table-cell table:formula="of:=POWER([.C166]-6.75;2)" office:value-type="float" office:value="0.00226989832790248" calcext:value-type="float">
            <text:p>0.002269898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854586" calcext:value-type="float">
            <text:p>6.854586</text:p>
          </table:table-cell>
          <table:table-cell office:value-type="float" office:value="6.79926365" calcext:value-type="float">
            <text:p>6.79926365</text:p>
          </table:table-cell>
          <table:table-cell table:formula="of:=POWER([.C167]-6.75;2)" office:value-type="float" office:value="0.00242690721132253" calcext:value-type="float">
            <text:p>0.002426907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79183" calcext:value-type="float">
            <text:p>6.79183</text:p>
          </table:table-cell>
          <table:table-cell office:value-type="float" office:value="6.7873714" calcext:value-type="float">
            <text:p>6.7873714</text:p>
          </table:table-cell>
          <table:table-cell table:formula="of:=POWER([.C168]-6.75;2)" office:value-type="float" office:value="0.00139662153795997" calcext:value-type="float">
            <text:p>0.001396621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59096" calcext:value-type="float">
            <text:p>6.759096</text:p>
          </table:table-cell>
          <table:table-cell office:value-type="float" office:value="6.7688366" calcext:value-type="float">
            <text:p>6.7688366</text:p>
          </table:table-cell>
          <table:table-cell table:formula="of:=POWER([.C169]-6.75;2)" office:value-type="float" office:value="0.000354817499560008" calcext:value-type="float">
            <text:p>0.000354817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64412" calcext:value-type="float">
            <text:p>6.864412</text:p>
          </table:table-cell>
          <table:table-cell office:value-type="float" office:value="6.7460561" calcext:value-type="float">
            <text:p>6.7460561</text:p>
          </table:table-cell>
          <table:table-cell table:formula="of:=POWER([.C170]-6.75;2)" office:value-type="float" office:value="0.0000155543472100026" calcext:value-type="float">
            <text:p>1.55543472100026E-00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908248" calcext:value-type="float">
            <text:p>6.908248</text:p>
          </table:table-cell>
          <table:table-cell office:value-type="float" office:value="6.7255391" calcext:value-type="float">
            <text:p>6.725539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42467" calcext:value-type="float">
            <text:p>6.842467</text:p>
          </table:table-cell>
          <table:table-cell office:value-type="float" office:value="6.7151987" calcext:value-type="float">
            <text:p>6.715198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93925" calcext:value-type="float">
            <text:p>6.793925</text:p>
          </table:table-cell>
          <table:table-cell office:value-type="float" office:value="6.7068818" calcext:value-type="float">
            <text:p>6.706881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815882" calcext:value-type="float">
            <text:p>6.815882</text:p>
          </table:table-cell>
          <table:table-cell office:value-type="float" office:value="6.6957617" calcext:value-type="float">
            <text:p>6.695761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904365" calcext:value-type="float">
            <text:p>6.904365</text:p>
          </table:table-cell>
          <table:table-cell office:value-type="float" office:value="6.6748751" calcext:value-type="float">
            <text:p>6.674875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967573" calcext:value-type="float">
            <text:p>6.967573</text:p>
          </table:table-cell>
          <table:table-cell office:value-type="float" office:value="6.61732085" calcext:value-type="float">
            <text:p>6.6173208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869828" calcext:value-type="float">
            <text:p>6.869828</text:p>
          </table:table-cell>
          <table:table-cell office:value-type="float" office:value="6.5514037" calcext:value-type="float">
            <text:p>6.551403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81342" calcext:value-type="float">
            <text:p>6.781342</text:p>
          </table:table-cell>
          <table:table-cell office:value-type="float" office:value="6.58159765" calcext:value-type="float">
            <text:p>6.5815976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60935" calcext:value-type="float">
            <text:p>6.760935</text:p>
          </table:table-cell>
          <table:table-cell office:value-type="float" office:value="6.61723965" calcext:value-type="float">
            <text:p>6.6172396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34029" calcext:value-type="float">
            <text:p>6.734029</text:p>
          </table:table-cell>
          <table:table-cell office:value-type="float" office:value="6.63645115" calcext:value-type="float">
            <text:p>6.6364511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15058" calcext:value-type="float">
            <text:p>6.715058</text:p>
          </table:table-cell>
          <table:table-cell office:value-type="float" office:value="6.61354775" calcext:value-type="float">
            <text:p>6.613547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95735" calcext:value-type="float">
            <text:p>6.695735</text:p>
          </table:table-cell>
          <table:table-cell office:value-type="float" office:value="6.59364975" calcext:value-type="float">
            <text:p>6.5936497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94261" calcext:value-type="float">
            <text:p>6.694261</text:p>
          </table:table-cell>
          <table:table-cell office:value-type="float" office:value="6.6060562" calcext:value-type="float">
            <text:p>6.606056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12675" calcext:value-type="float">
            <text:p>6.712675</text:p>
          </table:table-cell>
          <table:table-cell office:value-type="float" office:value="6.586204" calcext:value-type="float">
            <text:p>6.58620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58479" calcext:value-type="float">
            <text:p>6.758479</text:p>
          </table:table-cell>
          <table:table-cell office:value-type="float" office:value="6.5130903" calcext:value-type="float">
            <text:p>6.513090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60547" calcext:value-type="float">
            <text:p>6.760547</text:p>
          </table:table-cell>
          <table:table-cell office:value-type="float" office:value="6.48754055" calcext:value-type="float">
            <text:p>6.4875405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16741" calcext:value-type="float">
            <text:p>6.616741</text:p>
          </table:table-cell>
          <table:table-cell office:value-type="float" office:value="6.50173475" calcext:value-type="float">
            <text:p>6.501734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421134" calcext:value-type="float">
            <text:p>6.421134</text:p>
          </table:table-cell>
          <table:table-cell office:value-type="float" office:value="6.51266535" calcext:value-type="float">
            <text:p>6.5126653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303486" calcext:value-type="float">
            <text:p>6.303486</text:p>
          </table:table-cell>
          <table:table-cell office:value-type="float" office:value="6.51988095" calcext:value-type="float">
            <text:p>6.5198809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454072" calcext:value-type="float">
            <text:p>6.454072</text:p>
          </table:table-cell>
          <table:table-cell office:value-type="float" office:value="6.53356895" calcext:value-type="float">
            <text:p>6.5335689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70144" calcext:value-type="float">
            <text:p>6.70144</text:p>
          </table:table-cell>
          <table:table-cell office:value-type="float" office:value="6.5469802" calcext:value-type="float">
            <text:p>6.546980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76129" calcext:value-type="float">
            <text:p>6.676129</text:p>
          </table:table-cell>
          <table:table-cell office:value-type="float" office:value="6.54594835" calcext:value-type="float">
            <text:p>6.5459483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571523" calcext:value-type="float">
            <text:p>6.571523</text:p>
          </table:table-cell>
          <table:table-cell office:value-type="float" office:value="6.5450507" calcext:value-type="float">
            <text:p>6.545050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39815" calcext:value-type="float">
            <text:p>6.39815</text:p>
          </table:table-cell>
          <table:table-cell office:value-type="float" office:value="6.5521854" calcext:value-type="float">
            <text:p>6.552185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75328" calcext:value-type="float">
            <text:p>5.75328</text:p>
          </table:table-cell>
          <table:table-cell office:value-type="float" office:value="6.5709056" calcext:value-type="float">
            <text:p>6.570905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64923" calcext:value-type="float">
            <text:p>5.64923</text:p>
          </table:table-cell>
          <table:table-cell office:value-type="float" office:value="6.625257" calcext:value-type="float">
            <text:p>6.6252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473707" calcext:value-type="float">
            <text:p>7.473707</text:p>
          </table:table-cell>
          <table:table-cell office:value-type="float" office:value="6.6844954" calcext:value-type="float">
            <text:p>6.684495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494182" calcext:value-type="float">
            <text:p>7.494182</text:p>
          </table:table-cell>
          <table:table-cell office:value-type="float" office:value="6.6533286" calcext:value-type="float">
            <text:p>6.653328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145165" calcext:value-type="float">
            <text:p>7.145165</text:p>
          </table:table-cell>
          <table:table-cell office:value-type="float" office:value="6.62406335" calcext:value-type="float">
            <text:p>6.6240633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275961" calcext:value-type="float">
            <text:p>6.275961</text:p>
          </table:table-cell>
          <table:table-cell office:value-type="float" office:value="6.60985355" calcext:value-type="float">
            <text:p>6.6098535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317098" calcext:value-type="float">
            <text:p>6.317098</text:p>
          </table:table-cell>
          <table:table-cell office:value-type="float" office:value="6.6328508" calcext:value-type="float">
            <text:p>6.632850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943864" calcext:value-type="float">
            <text:p>6.943864</text:p>
          </table:table-cell>
          <table:table-cell office:value-type="float" office:value="6.6556052" calcext:value-type="float">
            <text:p>6.655605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297217" calcext:value-type="float">
            <text:p>6.297217</text:p>
          </table:table-cell>
          <table:table-cell office:value-type="float" office:value="6.65459555" calcext:value-type="float">
            <text:p>6.6545955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250401" calcext:value-type="float">
            <text:p>5.250401</text:p>
          </table:table-cell>
          <table:table-cell office:value-type="float" office:value="6.6839489" calcext:value-type="float">
            <text:p>6.683948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247484" calcext:value-type="float">
            <text:p>6.247484</text:p>
          </table:table-cell>
          <table:table-cell office:value-type="float" office:value="6.75892505" calcext:value-type="float">
            <text:p>6.7589250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.044431" calcext:value-type="float">
            <text:p>7.044431</text:p>
          </table:table-cell>
          <table:table-cell office:value-type="float" office:value="6.78676455" calcext:value-type="float">
            <text:p>6.7867645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35353" calcext:value-type="float">
            <text:p>6.835353</text:p>
          </table:table-cell>
          <table:table-cell office:value-type="float" office:value="6.7807072" calcext:value-type="float">
            <text:p>6.780707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565446" calcext:value-type="float">
            <text:p>6.565446</text:p>
          </table:table-cell>
          <table:table-cell office:value-type="float" office:value="6.77822045" calcext:value-type="float">
            <text:p>6.7782204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77246" calcext:value-type="float">
            <text:p>6.577246</text:p>
          </table:table-cell>
          <table:table-cell office:value-type="float" office:value="6.7804221" calcext:value-type="float">
            <text:p>6.780422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22297" calcext:value-type="float">
            <text:p>6.722297</text:p>
          </table:table-cell>
          <table:table-cell office:value-type="float" office:value="6.78596665" calcext:value-type="float">
            <text:p>6.7859666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80803" calcext:value-type="float">
            <text:p>6.680803</text:p>
          </table:table-cell>
          <table:table-cell office:value-type="float" office:value="6.7875071" calcext:value-type="float">
            <text:p>6.787507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58176" calcext:value-type="float">
            <text:p>6.658176</text:p>
          </table:table-cell>
          <table:table-cell office:value-type="float" office:value="6.78694565" calcext:value-type="float">
            <text:p>6.7869456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14217" calcext:value-type="float">
            <text:p>6.714217</text:p>
          </table:table-cell>
          <table:table-cell office:value-type="float" office:value="6.78485905" calcext:value-type="float">
            <text:p>6.7848590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72554" calcext:value-type="float">
            <text:p>6.772554</text:p>
          </table:table-cell>
          <table:table-cell office:value-type="float" office:value="6.77443235" calcext:value-type="float">
            <text:p>6.7744323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40308" calcext:value-type="float">
            <text:p>6.840308</text:p>
          </table:table-cell>
          <table:table-cell office:value-type="float" office:value="6.75532755" calcext:value-type="float">
            <text:p>6.7553275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33998" calcext:value-type="float">
            <text:p>6.833998</text:p>
          </table:table-cell>
          <table:table-cell office:value-type="float" office:value="6.73114985" calcext:value-type="float">
            <text:p>6.7311498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50371" calcext:value-type="float">
            <text:p>6.850371</text:p>
          </table:table-cell>
          <table:table-cell office:value-type="float" office:value="6.7183715" calcext:value-type="float">
            <text:p>6.718371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908877" calcext:value-type="float">
            <text:p>6.908877</text:p>
          </table:table-cell>
          <table:table-cell office:value-type="float" office:value="6.72313285" calcext:value-type="float">
            <text:p>6.7231328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60969" calcext:value-type="float">
            <text:p>6.860969</text:p>
          </table:table-cell>
          <table:table-cell office:value-type="float" office:value="6.70718005" calcext:value-type="float">
            <text:p>6.7071800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35906" calcext:value-type="float">
            <text:p>6.735906</text:p>
          </table:table-cell>
          <table:table-cell office:value-type="float" office:value="6.6784443" calcext:value-type="float">
            <text:p>6.678444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72186" calcext:value-type="float">
            <text:p>6.772186</text:p>
          </table:table-cell>
          <table:table-cell office:value-type="float" office:value="6.67188855" calcext:value-type="float">
            <text:p>6.6718885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923671" calcext:value-type="float">
            <text:p>6.923671</text:p>
          </table:table-cell>
          <table:table-cell office:value-type="float" office:value="6.644641" calcext:value-type="float">
            <text:p>6.64464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84284" calcext:value-type="float">
            <text:p>6.884284</text:p>
          </table:table-cell>
          <table:table-cell office:value-type="float" office:value="6.5615262" calcext:value-type="float">
            <text:p>6.561526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49924" calcext:value-type="float">
            <text:p>6.749924</text:p>
          </table:table-cell>
          <table:table-cell office:value-type="float" office:value="6.4802615" calcext:value-type="float">
            <text:p>6.480261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04274" calcext:value-type="float">
            <text:p>6.804274</text:p>
          </table:table-cell>
          <table:table-cell office:value-type="float" office:value="6.4057148" calcext:value-type="float">
            <text:p>6.405714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923284" calcext:value-type="float">
            <text:p>6.923284</text:p>
          </table:table-cell>
          <table:table-cell office:value-type="float" office:value="6.3605938" calcext:value-type="float">
            <text:p>6.360593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85618" calcext:value-type="float">
            <text:p>6.785618</text:p>
          </table:table-cell>
          <table:table-cell office:value-type="float" office:value="6.33613395" calcext:value-type="float">
            <text:p>6.3361339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09479" calcext:value-type="float">
            <text:p>6.609479</text:p>
          </table:table-cell>
          <table:table-cell office:value-type="float" office:value="6.32133765" calcext:value-type="float">
            <text:p>6.3213376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88137" calcext:value-type="float">
            <text:p>6.688137</text:p>
          </table:table-cell>
          <table:table-cell office:value-type="float" office:value="6.32557305" calcext:value-type="float">
            <text:p>6.3255730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53106" calcext:value-type="float">
            <text:p>6.753106</text:p>
          </table:table-cell>
          <table:table-cell office:value-type="float" office:value="6.32625545" calcext:value-type="float">
            <text:p>6.3262554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69574" calcext:value-type="float">
            <text:p>6.669574</text:p>
          </table:table-cell>
          <table:table-cell office:value-type="float" office:value="6.31684855" calcext:value-type="float">
            <text:p>6.3168485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16444" calcext:value-type="float">
            <text:p>6.616444</text:p>
          </table:table-cell>
          <table:table-cell office:value-type="float" office:value="6.30876705" calcext:value-type="float">
            <text:p>6.3087670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505683" calcext:value-type="float">
            <text:p>6.505683</text:p>
          </table:table-cell>
          <table:table-cell office:value-type="float" office:value="6.3010485" calcext:value-type="float">
            <text:p>6.301048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390458" calcext:value-type="float">
            <text:p>6.390458</text:p>
          </table:table-cell>
          <table:table-cell office:value-type="float" office:value="6.30314815" calcext:value-type="float">
            <text:p>6.3031481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356754" calcext:value-type="float">
            <text:p>6.356754</text:p>
          </table:table-cell>
          <table:table-cell office:value-type="float" office:value="6.31425685" calcext:value-type="float">
            <text:p>6.3142568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78431" calcext:value-type="float">
            <text:p>6.578431</text:p>
          </table:table-cell>
          <table:table-cell office:value-type="float" office:value="6.32328095" calcext:value-type="float">
            <text:p>6.3232809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945598" calcext:value-type="float">
            <text:p>6.945598</text:p>
          </table:table-cell>
          <table:table-cell office:value-type="float" office:value="6.32421105" calcext:value-type="float">
            <text:p>6.3242110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589821" calcext:value-type="float">
            <text:p>6.589821</text:p>
          </table:table-cell>
          <table:table-cell office:value-type="float" office:value="6.31418225" calcext:value-type="float">
            <text:p>6.3141822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286254" calcext:value-type="float">
            <text:p>6.286254</text:p>
          </table:table-cell>
          <table:table-cell office:value-type="float" office:value="6.3243842" calcext:value-type="float">
            <text:p>6.324384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04791" calcext:value-type="float">
            <text:p>6.604791</text:p>
          </table:table-cell>
          <table:table-cell office:value-type="float" office:value="6.34986865" calcext:value-type="float">
            <text:p>6.3498686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227235" calcext:value-type="float">
            <text:p>6.227235</text:p>
          </table:table-cell>
          <table:table-cell office:value-type="float" office:value="6.3562151" calcext:value-type="float">
            <text:p>6.356215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261375" calcext:value-type="float">
            <text:p>5.261375</text:p>
          </table:table-cell>
          <table:table-cell office:value-type="float" office:value="6.38145235" calcext:value-type="float">
            <text:p>6.3814523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25899" calcext:value-type="float">
            <text:p>5.25899</text:p>
          </table:table-cell>
          <table:table-cell office:value-type="float" office:value="6.4618487" calcext:value-type="float">
            <text:p>6.461848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25899" calcext:value-type="float">
            <text:p>5.25899</text:p>
          </table:table-cell>
          <table:table-cell office:value-type="float" office:value="6.544399" calcext:value-type="float">
            <text:p>6.544399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901854" calcext:value-type="float">
            <text:p>5.901854</text:p>
          </table:table-cell>
          <table:table-cell office:value-type="float" office:value="6.62469275" calcext:value-type="float">
            <text:p>6.6246927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434087" calcext:value-type="float">
            <text:p>6.434087</text:p>
          </table:table-cell>
          <table:table-cell office:value-type="float" office:value="6.6733902" calcext:value-type="float">
            <text:p>6.6733902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489692" calcext:value-type="float">
            <text:p>6.489692</text:p>
          </table:table-cell>
          <table:table-cell office:value-type="float" office:value="6.6912403" calcext:value-type="float">
            <text:p>6.691240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94187" calcext:value-type="float">
            <text:p>6.694187</text:p>
          </table:table-cell>
          <table:table-cell office:value-type="float" office:value="6.70353875" calcext:value-type="float">
            <text:p>6.7035387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01785" calcext:value-type="float">
            <text:p>6.701785</text:p>
          </table:table-cell>
          <table:table-cell office:value-type="float" office:value="6.71209635" calcext:value-type="float">
            <text:p>6.7120963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64968" calcext:value-type="float">
            <text:p>6.564968</text:p>
          </table:table-cell>
          <table:table-cell office:value-type="float" office:value="6.7225455" calcext:value-type="float">
            <text:p>6.722545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507944" calcext:value-type="float">
            <text:p>6.507944</text:p>
          </table:table-cell>
          <table:table-cell office:value-type="float" office:value="6.73644965" calcext:value-type="float">
            <text:p>6.7364496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462073" calcext:value-type="float">
            <text:p>6.462073</text:p>
          </table:table-cell>
          <table:table-cell office:value-type="float" office:value="6.75130705" calcext:value-type="float">
            <text:p>6.7513070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547676" calcext:value-type="float">
            <text:p>6.547676</text:p>
          </table:table-cell>
          <table:table-cell office:value-type="float" office:value="6.76869465" calcext:value-type="float">
            <text:p>6.7686946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12632" calcext:value-type="float">
            <text:p>6.612632</text:p>
          </table:table-cell>
          <table:table-cell office:value-type="float" office:value="6.780874" calcext:value-type="float">
            <text:p>6.78087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537236" calcext:value-type="float">
            <text:p>6.537236</text:p>
          </table:table-cell>
          <table:table-cell office:value-type="float" office:value="6.7889854" calcext:value-type="float">
            <text:p>6.788985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97033" calcext:value-type="float">
            <text:p>6.597033</text:p>
          </table:table-cell>
          <table:table-cell office:value-type="float" office:value="6.79842035" calcext:value-type="float">
            <text:p>6.7984203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45022" calcext:value-type="float">
            <text:p>6.745022</text:p>
          </table:table-cell>
          <table:table-cell office:value-type="float" office:value="6.80026735" calcext:value-type="float">
            <text:p>6.8002673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9386" calcext:value-type="float">
            <text:p>6.79386</text:p>
          </table:table-cell>
          <table:table-cell office:value-type="float" office:value="6.7954739" calcext:value-type="float">
            <text:p>6.7954739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95943" calcext:value-type="float">
            <text:p>6.795943</text:p>
          </table:table-cell>
          <table:table-cell office:value-type="float" office:value="6.79389505" calcext:value-type="float">
            <text:p>6.7938950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3172" calcext:value-type="float">
            <text:p>6.73172</text:p>
          </table:table-cell>
          <table:table-cell office:value-type="float" office:value="6.788069" calcext:value-type="float">
            <text:p>6.78806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3198" calcext:value-type="float">
            <text:p>6.73198</text:p>
          </table:table-cell>
          <table:table-cell office:value-type="float" office:value="6.77360765" calcext:value-type="float">
            <text:p>6.7736076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869302" calcext:value-type="float">
            <text:p>6.869302</text:p>
          </table:table-cell>
          <table:table-cell office:value-type="float" office:value="6.76657045" calcext:value-type="float">
            <text:p>6.7665704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909996" calcext:value-type="float">
            <text:p>6.909996</text:p>
          </table:table-cell>
          <table:table-cell office:value-type="float" office:value="6.7598825" calcext:value-type="float">
            <text:p>6.75988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864865" calcext:value-type="float">
            <text:p>6.864865</text:p>
          </table:table-cell>
          <table:table-cell office:value-type="float" office:value="6.73998635" calcext:value-type="float">
            <text:p>6.7399863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875803" calcext:value-type="float">
            <text:p>6.875803</text:p>
          </table:table-cell>
          <table:table-cell office:value-type="float" office:value="6.7205115" calcext:value-type="float">
            <text:p>6.720511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91089" calcext:value-type="float">
            <text:p>6.791089</text:p>
          </table:table-cell>
          <table:table-cell office:value-type="float" office:value="6.71116145" calcext:value-type="float">
            <text:p>6.7111614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35661" calcext:value-type="float">
            <text:p>6.735661</text:p>
          </table:table-cell>
          <table:table-cell office:value-type="float" office:value="6.7001908" calcext:value-type="float">
            <text:p>6.7001908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65339" calcext:value-type="float">
            <text:p>6.865339</text:p>
          </table:table-cell>
          <table:table-cell office:value-type="float" office:value="6.6643429" calcext:value-type="float">
            <text:p>6.664342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910768" calcext:value-type="float">
            <text:p>6.910768</text:p>
          </table:table-cell>
          <table:table-cell office:value-type="float" office:value="6.6238445" calcext:value-type="float">
            <text:p>6.623844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843051" calcext:value-type="float">
            <text:p>6.843051</text:p>
          </table:table-cell>
          <table:table-cell office:value-type="float" office:value="6.616948" calcext:value-type="float">
            <text:p>6.61694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05092" calcext:value-type="float">
            <text:p>6.805092</text:p>
          </table:table-cell>
          <table:table-cell office:value-type="float" office:value="6.65107685" calcext:value-type="float">
            <text:p>6.6510768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09825" calcext:value-type="float">
            <text:p>6.809825</text:p>
          </table:table-cell>
          <table:table-cell office:value-type="float" office:value="6.68615555" calcext:value-type="float">
            <text:p>6.6861555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91263" calcext:value-type="float">
            <text:p>6.791263</text:p>
          </table:table-cell>
          <table:table-cell office:value-type="float" office:value="6.71891185" calcext:value-type="float">
            <text:p>6.7189118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7486" calcext:value-type="float">
            <text:p>6.77486</text:p>
          </table:table-cell>
          <table:table-cell office:value-type="float" office:value="6.71008335" calcext:value-type="float">
            <text:p>6.7100833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25935" calcext:value-type="float">
            <text:p>6.725935</text:p>
          </table:table-cell>
          <table:table-cell office:value-type="float" office:value="6.67936465" calcext:value-type="float">
            <text:p>6.6793646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33973" calcext:value-type="float">
            <text:p>6.633973</text:p>
          </table:table-cell>
          <table:table-cell office:value-type="float" office:value="6.6704944" calcext:value-type="float">
            <text:p>6.670494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49153" calcext:value-type="float">
            <text:p>6.649153</text:p>
          </table:table-cell>
          <table:table-cell office:value-type="float" office:value="6.65454285" calcext:value-type="float">
            <text:p>6.6545428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62283" calcext:value-type="float">
            <text:p>6.762283</text:p>
          </table:table-cell>
          <table:table-cell office:value-type="float" office:value="6.6214851" calcext:value-type="float">
            <text:p>6.621485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79422" calcext:value-type="float">
            <text:p>6.679422</text:p>
          </table:table-cell>
          <table:table-cell office:value-type="float" office:value="6.6087418" calcext:value-type="float">
            <text:p>6.608741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442493" calcext:value-type="float">
            <text:p>6.442493</text:p>
          </table:table-cell>
          <table:table-cell office:value-type="float" office:value="6.61291435" calcext:value-type="float">
            <text:p>6.6129143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591236" calcext:value-type="float">
            <text:p>6.591236</text:p>
          </table:table-cell>
          <table:table-cell office:value-type="float" office:value="6.62382915" calcext:value-type="float">
            <text:p>6.6238291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35543" calcext:value-type="float">
            <text:p>6.735543</text:p>
          </table:table-cell>
          <table:table-cell office:value-type="float" office:value="6.6221951" calcext:value-type="float">
            <text:p>6.622195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512073" calcext:value-type="float">
            <text:p>6.512073</text:p>
          </table:table-cell>
          <table:table-cell office:value-type="float" office:value="6.61494415" calcext:value-type="float">
            <text:p>6.6149441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475368" calcext:value-type="float">
            <text:p>6.475368</text:p>
          </table:table-cell>
          <table:table-cell office:value-type="float" office:value="6.6222038" calcext:value-type="float">
            <text:p>6.622203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88802" calcext:value-type="float">
            <text:p>6.688802</text:p>
          </table:table-cell>
          <table:table-cell office:value-type="float" office:value="6.63345575" calcext:value-type="float">
            <text:p>6.6334557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571676" calcext:value-type="float">
            <text:p>6.571676</text:p>
          </table:table-cell>
          <table:table-cell office:value-type="float" office:value="6.6355645" calcext:value-type="float">
            <text:p>6.635564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018703" calcext:value-type="float">
            <text:p>6.018703</text:p>
          </table:table-cell>
          <table:table-cell office:value-type="float" office:value="6.6406869" calcext:value-type="float">
            <text:p>6.6406869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055371" calcext:value-type="float">
            <text:p>6.055371</text:p>
          </table:table-cell>
          <table:table-cell office:value-type="float" office:value="6.67489705" calcext:value-type="float">
            <text:p>6.6748970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72838" calcext:value-type="float">
            <text:p>6.772838</text:p>
          </table:table-cell>
          <table:table-cell office:value-type="float" office:value="6.71610705" calcext:value-type="float">
            <text:p>6.7161070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525628" calcext:value-type="float">
            <text:p>7.525628</text:p>
          </table:table-cell>
          <table:table-cell office:value-type="float" office:value="6.72541105" calcext:value-type="float">
            <text:p>6.7254110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506666" calcext:value-type="float">
            <text:p>7.506666</text:p>
          </table:table-cell>
          <table:table-cell office:value-type="float" office:value="6.69222255" calcext:value-type="float">
            <text:p>6.6922225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464951" calcext:value-type="float">
            <text:p>7.464951</text:p>
          </table:table-cell>
          <table:table-cell office:value-type="float" office:value="6.6571933" calcext:value-type="float">
            <text:p>6.657193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14693" calcext:value-type="float">
            <text:p>6.614693</text:p>
          </table:table-cell>
          <table:table-cell office:value-type="float" office:value="6.62524305" calcext:value-type="float">
            <text:p>6.6252430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160486" calcext:value-type="float">
            <text:p>6.160486</text:p>
          </table:table-cell>
          <table:table-cell office:value-type="float" office:value="6.63164155" calcext:value-type="float">
            <text:p>6.6316415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54853" calcext:value-type="float">
            <text:p>6.54853</text:p>
          </table:table-cell>
          <table:table-cell office:value-type="float" office:value="6.65836735" calcext:value-type="float">
            <text:p>6.6583673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314942" calcext:value-type="float">
            <text:p>6.314942</text:p>
          </table:table-cell>
          <table:table-cell office:value-type="float" office:value="6.67410355" calcext:value-type="float">
            <text:p>6.6741035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987998" calcext:value-type="float">
            <text:p>5.987998</text:p>
          </table:table-cell>
          <table:table-cell office:value-type="float" office:value="6.709737" calcext:value-type="float">
            <text:p>6.70973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507417" calcext:value-type="float">
            <text:p>6.507417</text:p>
          </table:table-cell>
          <table:table-cell office:value-type="float" office:value="6.7557695" calcext:value-type="float">
            <text:p>6.755769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62873" calcext:value-type="float">
            <text:p>6.762873</text:p>
          </table:table-cell>
          <table:table-cell office:value-type="float" office:value="6.76431065" calcext:value-type="float">
            <text:p>6.7643106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60789" calcext:value-type="float">
            <text:p>6.660789</text:p>
          </table:table-cell>
          <table:table-cell office:value-type="float" office:value="6.7634996" calcext:value-type="float">
            <text:p>6.763499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558555" calcext:value-type="float">
            <text:p>6.558555</text:p>
          </table:table-cell>
          <table:table-cell office:value-type="float" office:value="6.77719555" calcext:value-type="float">
            <text:p>6.7771955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90524" calcext:value-type="float">
            <text:p>6.590524</text:p>
          </table:table-cell>
          <table:table-cell office:value-type="float" office:value="6.7928375" calcext:value-type="float">
            <text:p>6.792837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57266" calcext:value-type="float">
            <text:p>6.657266</text:p>
          </table:table-cell>
          <table:table-cell office:value-type="float" office:value="6.7943149" calcext:value-type="float">
            <text:p>6.7943149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00407" calcext:value-type="float">
            <text:p>6.700407</text:p>
          </table:table-cell>
          <table:table-cell office:value-type="float" office:value="6.7852245" calcext:value-type="float">
            <text:p>6.785224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30977" calcext:value-type="float">
            <text:p>6.730977</text:p>
          </table:table-cell>
          <table:table-cell office:value-type="float" office:value="6.77575785" calcext:value-type="float">
            <text:p>6.7757578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74124" calcext:value-type="float">
            <text:p>6.674124</text:p>
          </table:table-cell>
          <table:table-cell office:value-type="float" office:value="6.7732064" calcext:value-type="float">
            <text:p>6.773206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02906" calcext:value-type="float">
            <text:p>6.702906</text:p>
          </table:table-cell>
          <table:table-cell office:value-type="float" office:value="6.77719615" calcext:value-type="float">
            <text:p>6.7771961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879571" calcext:value-type="float">
            <text:p>6.879571</text:p>
          </table:table-cell>
          <table:table-cell office:value-type="float" office:value="6.76536265" calcext:value-type="float">
            <text:p>6.7653626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958918" calcext:value-type="float">
            <text:p>6.958918</text:p>
          </table:table-cell>
          <table:table-cell office:value-type="float" office:value="6.73046085" calcext:value-type="float">
            <text:p>6.7304608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861858" calcext:value-type="float">
            <text:p>6.861858</text:p>
          </table:table-cell>
          <table:table-cell office:value-type="float" office:value="6.7171474" calcext:value-type="float">
            <text:p>6.7171474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06081" calcext:value-type="float">
            <text:p>6.806081</text:p>
          </table:table-cell>
          <table:table-cell office:value-type="float" office:value="6.7378497" calcext:value-type="float">
            <text:p>6.737849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825946" calcext:value-type="float">
            <text:p>6.825946</text:p>
          </table:table-cell>
          <table:table-cell office:value-type="float" office:value="6.72806675" calcext:value-type="float">
            <text:p>6.7280667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42663" calcext:value-type="float">
            <text:p>6.742663</text:p>
          </table:table-cell>
          <table:table-cell office:value-type="float" office:value="6.6837288" calcext:value-type="float">
            <text:p>6.6837288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95002" calcext:value-type="float">
            <text:p>6.695002</text:p>
          </table:table-cell>
          <table:table-cell office:value-type="float" office:value="6.651822" calcext:value-type="float">
            <text:p>6.65182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863254" calcext:value-type="float">
            <text:p>6.863254</text:p>
          </table:table-cell>
          <table:table-cell office:value-type="float" office:value="6.6102731" calcext:value-type="float">
            <text:p>6.610273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027611" calcext:value-type="float">
            <text:p>7.027611</text:p>
          </table:table-cell>
          <table:table-cell office:value-type="float" office:value="6.5714501" calcext:value-type="float">
            <text:p>6.571450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908648" calcext:value-type="float">
            <text:p>6.908648</text:p>
          </table:table-cell>
          <table:table-cell office:value-type="float" office:value="6.6449299" calcext:value-type="float">
            <text:p>6.644929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7824" calcext:value-type="float">
            <text:p>6.67824</text:p>
          </table:table-cell>
          <table:table-cell office:value-type="float" office:value="6.72435785" calcext:value-type="float">
            <text:p>6.7243578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46652" calcext:value-type="float">
            <text:p>6.746652</text:p>
          </table:table-cell>
          <table:table-cell office:value-type="float" office:value="6.80113" calcext:value-type="float">
            <text:p>6.8011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934708" calcext:value-type="float">
            <text:p>6.934708</text:p>
          </table:table-cell>
          <table:table-cell office:value-type="float" office:value="6.8338338" calcext:value-type="float">
            <text:p>6.833833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71394" calcext:value-type="float">
            <text:p>6.871394</text:p>
          </table:table-cell>
          <table:table-cell office:value-type="float" office:value="6.80000755" calcext:value-type="float">
            <text:p>6.8000075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20072" calcext:value-type="float">
            <text:p>6.620072</text:p>
          </table:table-cell>
          <table:table-cell office:value-type="float" office:value="6.7732632" calcext:value-type="float">
            <text:p>6.773263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475458" calcext:value-type="float">
            <text:p>6.475458</text:p>
          </table:table-cell>
          <table:table-cell office:value-type="float" office:value="6.7794276" calcext:value-type="float">
            <text:p>6.779427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511074" calcext:value-type="float">
            <text:p>6.511074</text:p>
          </table:table-cell>
          <table:table-cell office:value-type="float" office:value="6.78061685" calcext:value-type="float">
            <text:p>6.7806168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79948" calcext:value-type="float">
            <text:p>6.679948</text:p>
          </table:table-cell>
          <table:table-cell office:value-type="float" office:value="6.766886" calcext:value-type="float">
            <text:p>6.76688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53919" calcext:value-type="float">
            <text:p>6.753919</text:p>
          </table:table-cell>
          <table:table-cell office:value-type="float" office:value="6.7551056" calcext:value-type="float">
            <text:p>6.755105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466236" calcext:value-type="float">
            <text:p>6.466236</text:p>
          </table:table-cell>
          <table:table-cell office:value-type="float" office:value="6.752078" calcext:value-type="float">
            <text:p>6.75207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181535" calcext:value-type="float">
            <text:p>6.181535</text:p>
          </table:table-cell>
          <table:table-cell office:value-type="float" office:value="6.76023265" calcext:value-type="float">
            <text:p>6.7602326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92649" calcext:value-type="float">
            <text:p>6.692649</text:p>
          </table:table-cell>
          <table:table-cell office:value-type="float" office:value="6.77395315" calcext:value-type="float">
            <text:p>6.7739531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275904" calcext:value-type="float">
            <text:p>7.275904</text:p>
          </table:table-cell>
          <table:table-cell office:value-type="float" office:value="6.7712662" calcext:value-type="float">
            <text:p>6.771266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10422" calcext:value-type="float">
            <text:p>6.610422</text:p>
          </table:table-cell>
          <table:table-cell office:value-type="float" office:value="6.7533711" calcext:value-type="float">
            <text:p>6.753371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939187" calcext:value-type="float">
            <text:p>5.939187</text:p>
          </table:table-cell>
          <table:table-cell office:value-type="float" office:value="6.7672605" calcext:value-type="float">
            <text:p>6.767260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104527" calcext:value-type="float">
            <text:p>6.104527</text:p>
          </table:table-cell>
          <table:table-cell office:value-type="float" office:value="6.8051176" calcext:value-type="float">
            <text:p>6.805117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864024" calcext:value-type="float">
            <text:p>5.864024</text:p>
          </table:table-cell>
          <table:table-cell office:value-type="float" office:value="6.83322065" calcext:value-type="float">
            <text:p>6.8332206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086794" calcext:value-type="float">
            <text:p>6.086794</text:p>
          </table:table-cell>
          <table:table-cell office:value-type="float" office:value="6.87880275" calcext:value-type="float">
            <text:p>6.878802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497207" calcext:value-type="float">
            <text:p>8.497207</text:p>
          </table:table-cell>
          <table:table-cell office:value-type="float" office:value="6.914554" calcext:value-type="float">
            <text:p>6.91455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497207" calcext:value-type="float">
            <text:p>8.497207</text:p>
          </table:table-cell>
          <table:table-cell office:value-type="float" office:value="6.8272124" calcext:value-type="float">
            <text:p>6.827212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213683" calcext:value-type="float">
            <text:p>8.213683</text:p>
          </table:table-cell>
          <table:table-cell office:value-type="float" office:value="6.74448175" calcext:value-type="float">
            <text:p>6.7444817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400728" calcext:value-type="float">
            <text:p>7.400728</text:p>
          </table:table-cell>
          <table:table-cell office:value-type="float" office:value="6.68123895" calcext:value-type="float">
            <text:p>6.6812389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258183" calcext:value-type="float">
            <text:p>6.258183</text:p>
          </table:table-cell>
          <table:table-cell office:value-type="float" office:value="6.6530008" calcext:value-type="float">
            <text:p>6.653000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336507" calcext:value-type="float">
            <text:p>6.336507</text:p>
          </table:table-cell>
          <table:table-cell office:value-type="float" office:value="6.67388745" calcext:value-type="float">
            <text:p>6.6738874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4336" calcext:value-type="float">
            <text:p>6.74336</text:p>
          </table:table-cell>
          <table:table-cell office:value-type="float" office:value="6.69746075" calcext:value-type="float">
            <text:p>6.697460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499243" calcext:value-type="float">
            <text:p>6.499243</text:p>
          </table:table-cell>
          <table:table-cell office:value-type="float" office:value="6.7101265" calcext:value-type="float">
            <text:p>6.710126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236457" calcext:value-type="float">
            <text:p>6.236457</text:p>
          </table:table-cell>
          <table:table-cell office:value-type="float" office:value="6.7359405" calcext:value-type="float">
            <text:p>6.735940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44434" calcext:value-type="float">
            <text:p>6.44434</text:p>
          </table:table-cell>
          <table:table-cell office:value-type="float" office:value="6.76888895" calcext:value-type="float">
            <text:p>6.7688889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93367" calcext:value-type="float">
            <text:p>6.693367</text:p>
          </table:table-cell>
          <table:table-cell office:value-type="float" office:value="6.77997705" calcext:value-type="float">
            <text:p>6.7799770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29329" calcext:value-type="float">
            <text:p>6.629329</text:p>
          </table:table-cell>
          <table:table-cell office:value-type="float" office:value="6.7755214" calcext:value-type="float">
            <text:p>6.7755214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455945" calcext:value-type="float">
            <text:p>6.455945</text:p>
          </table:table-cell>
          <table:table-cell office:value-type="float" office:value="6.7857158" calcext:value-type="float">
            <text:p>6.785715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3891" calcext:value-type="float">
            <text:p>6.63891</text:p>
          </table:table-cell>
          <table:table-cell office:value-type="float" office:value="6.8081174" calcext:value-type="float">
            <text:p>6.8081174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918002" calcext:value-type="float">
            <text:p>6.918002</text:p>
          </table:table-cell>
          <table:table-cell office:value-type="float" office:value="6.8127514" calcext:value-type="float">
            <text:p>6.81275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8821" calcext:value-type="float">
            <text:p>6.88821</text:p>
          </table:table-cell>
          <table:table-cell office:value-type="float" office:value="6.80124735" calcext:value-type="float">
            <text:p>6.8012473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96329" calcext:value-type="float">
            <text:p>6.696329</text:p>
          </table:table-cell>
          <table:table-cell office:value-type="float" office:value="6.79329125" calcext:value-type="float">
            <text:p>6.793291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66588" calcext:value-type="float">
            <text:p>6.666588</text:p>
          </table:table-cell>
          <table:table-cell office:value-type="float" office:value="6.78547545" calcext:value-type="float">
            <text:p>6.7854754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75666" calcext:value-type="float">
            <text:p>6.775666</text:p>
          </table:table-cell>
          <table:table-cell office:value-type="float" office:value="6.76906895" calcext:value-type="float">
            <text:p>6.7690689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01819" calcext:value-type="float">
            <text:p>6.801819</text:p>
          </table:table-cell>
          <table:table-cell office:value-type="float" office:value="6.75833875" calcext:value-type="float">
            <text:p>6.7583387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50375" calcext:value-type="float">
            <text:p>6.750375</text:p>
          </table:table-cell>
          <table:table-cell office:value-type="float" office:value="6.7622435" calcext:value-type="float">
            <text:p>6.762243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42594" calcext:value-type="float">
            <text:p>6.842594</text:p>
          </table:table-cell>
          <table:table-cell office:value-type="float" office:value="6.7597685" calcext:value-type="float">
            <text:p>6.759768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948827" calcext:value-type="float">
            <text:p>6.948827</text:p>
          </table:table-cell>
          <table:table-cell office:value-type="float" office:value="6.7285131" calcext:value-type="float">
            <text:p>6.728513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835965" calcext:value-type="float">
            <text:p>6.835965</text:p>
          </table:table-cell>
          <table:table-cell office:value-type="float" office:value="6.68981615" calcext:value-type="float">
            <text:p>6.6898161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75916" calcext:value-type="float">
            <text:p>6.675916</text:p>
          </table:table-cell>
          <table:table-cell office:value-type="float" office:value="6.6674808" calcext:value-type="float">
            <text:p>6.667480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807973" calcext:value-type="float">
            <text:p>6.807973</text:p>
          </table:table-cell>
          <table:table-cell office:value-type="float" office:value="6.65147875" calcext:value-type="float">
            <text:p>6.651478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996675" calcext:value-type="float">
            <text:p>6.996675</text:p>
          </table:table-cell>
          <table:table-cell office:value-type="float" office:value="6.6355205" calcext:value-type="float">
            <text:p>6.635520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015523" calcext:value-type="float">
            <text:p>7.015523</text:p>
          </table:table-cell>
          <table:table-cell office:value-type="float" office:value="6.6449169" calcext:value-type="float">
            <text:p>6.644916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895426" calcext:value-type="float">
            <text:p>6.895426</text:p>
          </table:table-cell>
          <table:table-cell office:value-type="float" office:value="6.68623755" calcext:value-type="float">
            <text:p>6.6862375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66102" calcext:value-type="float">
            <text:p>6.666102</text:p>
          </table:table-cell>
          <table:table-cell office:value-type="float" office:value="6.70325755" calcext:value-type="float">
            <text:p>6.7032575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04254" calcext:value-type="float">
            <text:p>6.604254</text:p>
          </table:table-cell>
          <table:table-cell office:value-type="float" office:value="6.71911355" calcext:value-type="float">
            <text:p>6.7191135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833217" calcext:value-type="float">
            <text:p>6.833217</text:p>
          </table:table-cell>
          <table:table-cell office:value-type="float" office:value="6.71789305" calcext:value-type="float">
            <text:p>6.7178930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903977" calcext:value-type="float">
            <text:p>6.903977</text:p>
          </table:table-cell>
          <table:table-cell office:value-type="float" office:value="6.69076325" calcext:value-type="float">
            <text:p>6.6907632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3159" calcext:value-type="float">
            <text:p>6.73159</text:p>
          </table:table-cell>
          <table:table-cell office:value-type="float" office:value="6.6551118" calcext:value-type="float">
            <text:p>6.655111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87921" calcext:value-type="float">
            <text:p>6.687921</text:p>
          </table:table-cell>
          <table:table-cell office:value-type="float" office:value="6.64149105" calcext:value-type="float">
            <text:p>6.6414910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29088" calcext:value-type="float">
            <text:p>6.729088</text:p>
          </table:table-cell>
          <table:table-cell office:value-type="float" office:value="6.6420683" calcext:value-type="float">
            <text:p>6.642068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40013" calcext:value-type="float">
            <text:p>6.540013</text:p>
          </table:table-cell>
          <table:table-cell office:value-type="float" office:value="6.63203275" calcext:value-type="float">
            <text:p>6.632032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338458" calcext:value-type="float">
            <text:p>6.338458</text:p>
          </table:table-cell>
          <table:table-cell office:value-type="float" office:value="6.6189053" calcext:value-type="float">
            <text:p>6.618905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61062" calcext:value-type="float">
            <text:p>6.561062</text:p>
          </table:table-cell>
          <table:table-cell office:value-type="float" office:value="6.62607485" calcext:value-type="float">
            <text:p>6.6260748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79914" calcext:value-type="float">
            <text:p>6.879914</text:p>
          </table:table-cell>
          <table:table-cell office:value-type="float" office:value="6.63630575" calcext:value-type="float">
            <text:p>6.6363057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00875" calcext:value-type="float">
            <text:p>6.700875</text:p>
          </table:table-cell>
          <table:table-cell office:value-type="float" office:value="6.62871185" calcext:value-type="float">
            <text:p>6.6287118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217486" calcext:value-type="float">
            <text:p>6.217486</text:p>
          </table:table-cell>
          <table:table-cell office:value-type="float" office:value="6.6244467" calcext:value-type="float">
            <text:p>6.624446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174888" calcext:value-type="float">
            <text:p>6.174888</text:p>
          </table:table-cell>
          <table:table-cell office:value-type="float" office:value="6.64775" calcext:value-type="float">
            <text:p>6.6477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389258" calcext:value-type="float">
            <text:p>6.389258</text:p>
          </table:table-cell>
          <table:table-cell office:value-type="float" office:value="6.67816155" calcext:value-type="float">
            <text:p>6.6781615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355875" calcext:value-type="float">
            <text:p>6.355875</text:p>
          </table:table-cell>
          <table:table-cell office:value-type="float" office:value="6.6972664" calcext:value-type="float">
            <text:p>6.697266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488808" calcext:value-type="float">
            <text:p>6.488808</text:p>
          </table:table-cell>
          <table:table-cell office:value-type="float" office:value="6.7161023" calcext:value-type="float">
            <text:p>6.716102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184603" calcext:value-type="float">
            <text:p>7.184603</text:p>
          </table:table-cell>
          <table:table-cell office:value-type="float" office:value="6.7312394" calcext:value-type="float">
            <text:p>6.731239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841936" calcext:value-type="float">
            <text:p>7.841936</text:p>
          </table:table-cell>
          <table:table-cell office:value-type="float" office:value="6.7130037" calcext:value-type="float">
            <text:p>6.713003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235826" calcext:value-type="float">
            <text:p>7.235826</text:p>
          </table:table-cell>
          <table:table-cell office:value-type="float" office:value="6.65817025" calcext:value-type="float">
            <text:p>6.658170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983222" calcext:value-type="float">
            <text:p>6.983222</text:p>
          </table:table-cell>
          <table:table-cell office:value-type="float" office:value="6.63568485" calcext:value-type="float">
            <text:p>6.6356848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79844" calcext:value-type="float">
            <text:p>6.579844</text:p>
          </table:table-cell>
          <table:table-cell office:value-type="float" office:value="6.62930755" calcext:value-type="float">
            <text:p>6.6293075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290621" calcext:value-type="float">
            <text:p>6.290621</text:p>
          </table:table-cell>
          <table:table-cell office:value-type="float" office:value="6.64228365" calcext:value-type="float">
            <text:p>6.6422836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190948" calcext:value-type="float">
            <text:p>6.190948</text:p>
          </table:table-cell>
          <table:table-cell office:value-type="float" office:value="6.6704451" calcext:value-type="float">
            <text:p>6.6704451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459175" calcext:value-type="float">
            <text:p>6.459175</text:p>
          </table:table-cell>
          <table:table-cell office:value-type="float" office:value="6.70730235" calcext:value-type="float">
            <text:p>6.7073023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99466" calcext:value-type="float">
            <text:p>6.699466</text:p>
          </table:table-cell>
          <table:table-cell office:value-type="float" office:value="6.72768575" calcext:value-type="float">
            <text:p>6.7276857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28377" calcext:value-type="float">
            <text:p>6.528377</text:p>
          </table:table-cell>
          <table:table-cell office:value-type="float" office:value="6.73053325" calcext:value-type="float">
            <text:p>6.7305332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277464" calcext:value-type="float">
            <text:p>6.277464</text:p>
          </table:table-cell>
          <table:table-cell office:value-type="float" office:value="6.7435368" calcext:value-type="float">
            <text:p>6.743536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481849" calcext:value-type="float">
            <text:p>6.481849</text:p>
          </table:table-cell>
          <table:table-cell office:value-type="float" office:value="6.77250395" calcext:value-type="float">
            <text:p>6.7725039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6568" calcext:value-type="float">
            <text:p>6.76568</text:p>
          </table:table-cell>
          <table:table-cell office:value-type="float" office:value="6.78751155" calcext:value-type="float">
            <text:p>6.7875115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28036" calcext:value-type="float">
            <text:p>6.728036</text:p>
          </table:table-cell>
          <table:table-cell office:value-type="float" office:value="6.7840023" calcext:value-type="float">
            <text:p>6.784002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15572" calcext:value-type="float">
            <text:p>6.615572</text:p>
          </table:table-cell>
          <table:table-cell office:value-type="float" office:value="6.7847237" calcext:value-type="float">
            <text:p>6.784723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83552" calcext:value-type="float">
            <text:p>6.683552</text:p>
          </table:table-cell>
          <table:table-cell office:value-type="float" office:value="6.78904285" calcext:value-type="float">
            <text:p>6.7890428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83119" calcext:value-type="float">
            <text:p>6.783119</text:p>
          </table:table-cell>
          <table:table-cell office:value-type="float" office:value="6.78856935" calcext:value-type="float">
            <text:p>6.7885693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71355" calcext:value-type="float">
            <text:p>6.771355</text:p>
          </table:table-cell>
          <table:table-cell office:value-type="float" office:value="6.7853034" calcext:value-type="float">
            <text:p>6.785303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32593" calcext:value-type="float">
            <text:p>6.732593</text:p>
          </table:table-cell>
          <table:table-cell office:value-type="float" office:value="6.7771544" calcext:value-type="float">
            <text:p>6.777154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9155" calcext:value-type="float">
            <text:p>6.79155</text:p>
          </table:table-cell>
          <table:table-cell office:value-type="float" office:value="6.7616634" calcext:value-type="float">
            <text:p>6.761663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19889" calcext:value-type="float">
            <text:p>6.819889</text:p>
          </table:table-cell>
          <table:table-cell office:value-type="float" office:value="6.73286785" calcext:value-type="float">
            <text:p>6.7328678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45267" calcext:value-type="float">
            <text:p>6.745267</text:p>
          </table:table-cell>
          <table:table-cell office:value-type="float" office:value="6.7157236" calcext:value-type="float">
            <text:p>6.715723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86118" calcext:value-type="float">
            <text:p>6.786118</text:p>
          </table:table-cell>
          <table:table-cell office:value-type="float" office:value="6.7378662" calcext:value-type="float">
            <text:p>6.7378662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55676" calcext:value-type="float">
            <text:p>6.855676</text:p>
          </table:table-cell>
          <table:table-cell office:value-type="float" office:value="6.7465563" calcext:value-type="float">
            <text:p>6.746556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39366" calcext:value-type="float">
            <text:p>6.839366</text:p>
          </table:table-cell>
          <table:table-cell office:value-type="float" office:value="6.7523026" calcext:value-type="float">
            <text:p>6.752302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5385" calcext:value-type="float">
            <text:p>6.85385</text:p>
          </table:table-cell>
          <table:table-cell office:value-type="float" office:value="6.85321035" calcext:value-type="float">
            <text:p>6.8532103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928093" calcext:value-type="float">
            <text:p>6.928093</text:p>
          </table:table-cell>
          <table:table-cell office:value-type="float" office:value="6.94107735" calcext:value-type="float">
            <text:p>6.9410773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66843" calcext:value-type="float">
            <text:p>6.866843</text:p>
          </table:table-cell>
          <table:table-cell office:value-type="float" office:value="7.0252322" calcext:value-type="float">
            <text:p>7.0252322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56416" calcext:value-type="float">
            <text:p>6.756416</text:p>
          </table:table-cell>
          <table:table-cell office:value-type="float" office:value="7.11244955" calcext:value-type="float">
            <text:p>7.1124495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88448" calcext:value-type="float">
            <text:p>6.788448</text:p>
          </table:table-cell>
          <table:table-cell office:value-type="float" office:value="8.31712465" calcext:value-type="float">
            <text:p>8.3171246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56807" calcext:value-type="float">
            <text:p>6.856807</text:p>
          </table:table-cell>
          <table:table-cell office:value-type="float" office:value="8.3545307" calcext:value-type="float">
            <text:p>8.354530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82001" calcext:value-type="float">
            <text:p>6.782001</text:p>
          </table:table-cell>
          <table:table-cell office:value-type="float" office:value="8.3475095" calcext:value-type="float">
            <text:p>8.347509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95495" calcext:value-type="float">
            <text:p>6.695495</text:p>
          </table:table-cell>
          <table:table-cell office:value-type="float" office:value="8.3058116" calcext:value-type="float">
            <text:p>8.305811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42464" calcext:value-type="float">
            <text:p>6.742464</text:p>
          </table:table-cell>
          <table:table-cell office:value-type="float" office:value="8.27552245" calcext:value-type="float">
            <text:p>8.2755224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01955" calcext:value-type="float">
            <text:p>6.701955</text:p>
          </table:table-cell>
          <table:table-cell office:value-type="float" office:value="8.2726742" calcext:value-type="float">
            <text:p>8.272674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74082" calcext:value-type="float">
            <text:p>6.674082</text:p>
          </table:table-cell>
          <table:table-cell office:value-type="float" office:value="8.2699886" calcext:value-type="float">
            <text:p>8.269988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178" calcext:value-type="float">
            <text:p>6.7178</text:p>
          </table:table-cell>
          <table:table-cell office:value-type="float" office:value="8.2565968" calcext:value-type="float">
            <text:p>8.256596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08375" calcext:value-type="float">
            <text:p>6.608375</text:p>
          </table:table-cell>
          <table:table-cell office:value-type="float" office:value="8.2485219" calcext:value-type="float">
            <text:p>8.248521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422773" calcext:value-type="float">
            <text:p>6.422773</text:p>
          </table:table-cell>
          <table:table-cell office:value-type="float" office:value="8.2495077" calcext:value-type="float">
            <text:p>8.249507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215639" calcext:value-type="float">
            <text:p>6.215639</text:p>
          </table:table-cell>
          <table:table-cell office:value-type="float" office:value="8.2596056" calcext:value-type="float">
            <text:p>8.259605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477004" calcext:value-type="float">
            <text:p>6.477004</text:p>
          </table:table-cell>
          <table:table-cell office:value-type="float" office:value="8.2843094" calcext:value-type="float">
            <text:p>8.284309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188119" calcext:value-type="float">
            <text:p>7.188119</text:p>
          </table:table-cell>
          <table:table-cell office:value-type="float" office:value="8.29432575" calcext:value-type="float">
            <text:p>8.2943257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95992" calcext:value-type="float">
            <text:p>6.95992</text:p>
          </table:table-cell>
          <table:table-cell office:value-type="float" office:value="8.26683685" calcext:value-type="float">
            <text:p>8.2668368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970602" calcext:value-type="float">
            <text:p>6.970602</text:p>
          </table:table-cell>
          <table:table-cell office:value-type="float" office:value="8.25610745" calcext:value-type="float">
            <text:p>8.2561074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857521" calcext:value-type="float">
            <text:p>8.857521</text:p>
          </table:table-cell>
          <table:table-cell office:value-type="float" office:value="8.24886855" calcext:value-type="float">
            <text:p>8.2488685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61119" calcext:value-type="float">
            <text:p>8.61119</text:p>
          </table:table-cell>
          <table:table-cell office:value-type="float" office:value="8.14040005" calcext:value-type="float">
            <text:p>8.1404000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.61119" calcext:value-type="float">
            <text:p>8.61119</text:p>
          </table:table-cell>
          <table:table-cell office:value-type="float" office:value="8.0424317" calcext:value-type="float">
            <text:p>8.042431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61119" calcext:value-type="float">
            <text:p>8.61119</text:p>
          </table:table-cell>
          <table:table-cell office:value-type="float" office:value="7.95421255" calcext:value-type="float">
            <text:p>7.9542125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0.849918" calcext:value-type="float">
            <text:p>30.849918</text:p>
          </table:table-cell>
          <table:table-cell office:value-type="float" office:value="7.8666538" calcext:value-type="float">
            <text:p>7.866653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536569" calcext:value-type="float">
            <text:p>7.536569</text:p>
          </table:table-cell>
          <table:table-cell office:value-type="float" office:value="6.66399075" calcext:value-type="float">
            <text:p>6.6639907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16383" calcext:value-type="float">
            <text:p>6.716383</text:p>
          </table:table-cell>
          <table:table-cell office:value-type="float" office:value="6.63414705" calcext:value-type="float">
            <text:p>6.6341470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948043" calcext:value-type="float">
            <text:p>5.948043</text:p>
          </table:table-cell>
          <table:table-cell office:value-type="float" office:value="6.64821015" calcext:value-type="float">
            <text:p>6.6482101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089712" calcext:value-type="float">
            <text:p>6.089712</text:p>
          </table:table-cell>
          <table:table-cell office:value-type="float" office:value="6.6916646" calcext:value-type="float">
            <text:p>6.691664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85499" calcext:value-type="float">
            <text:p>6.685499</text:p>
          </table:table-cell>
          <table:table-cell office:value-type="float" office:value="6.7256765" calcext:value-type="float">
            <text:p>6.725676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48243" calcext:value-type="float">
            <text:p>6.648243</text:p>
          </table:table-cell>
          <table:table-cell office:value-type="float" office:value="6.7298551" calcext:value-type="float">
            <text:p>6.729855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406246" calcext:value-type="float">
            <text:p>6.406246</text:p>
          </table:table-cell>
          <table:table-cell office:value-type="float" office:value="6.73531215" calcext:value-type="float">
            <text:p>6.7353121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556302" calcext:value-type="float">
            <text:p>6.556302</text:p>
          </table:table-cell>
          <table:table-cell office:value-type="float" office:value="6.7594232" calcext:value-type="float">
            <text:p>6.759423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28091" calcext:value-type="float">
            <text:p>6.628091</text:p>
          </table:table-cell>
          <table:table-cell office:value-type="float" office:value="6.777681" calcext:value-type="float">
            <text:p>6.77768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24731" calcext:value-type="float">
            <text:p>6.624731</text:p>
          </table:table-cell>
          <table:table-cell office:value-type="float" office:value="6.7877723" calcext:value-type="float">
            <text:p>6.787772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09715" calcext:value-type="float">
            <text:p>6.709715</text:p>
          </table:table-cell>
          <table:table-cell office:value-type="float" office:value="6.7934753" calcext:value-type="float">
            <text:p>6.793475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77331" calcext:value-type="float">
            <text:p>6.677331</text:p>
          </table:table-cell>
          <table:table-cell office:value-type="float" office:value="6.7927993" calcext:value-type="float">
            <text:p>6.792799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38341" calcext:value-type="float">
            <text:p>6.638341</text:p>
          </table:table-cell>
          <table:table-cell office:value-type="float" office:value="6.7948385" calcext:value-type="float">
            <text:p>6.794838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45332" calcext:value-type="float">
            <text:p>6.745332</text:p>
          </table:table-cell>
          <table:table-cell office:value-type="float" office:value="6.79815335" calcext:value-type="float">
            <text:p>6.7981533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25824" calcext:value-type="float">
            <text:p>6.825824</text:p>
          </table:table-cell>
          <table:table-cell office:value-type="float" office:value="6.7970542" calcext:value-type="float">
            <text:p>6.797054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88151" calcext:value-type="float">
            <text:p>6.688151</text:p>
          </table:table-cell>
          <table:table-cell office:value-type="float" office:value="6.79200965" calcext:value-type="float">
            <text:p>6.7920096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51823" calcext:value-type="float">
            <text:p>6.651823</text:p>
          </table:table-cell>
          <table:table-cell office:value-type="float" office:value="6.78949165" calcext:value-type="float">
            <text:p>6.7894916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46807" calcext:value-type="float">
            <text:p>6.846807</text:p>
          </table:table-cell>
          <table:table-cell office:value-type="float" office:value="6.7851134" calcext:value-type="float">
            <text:p>6.785113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60015" calcext:value-type="float">
            <text:p>6.860015</text:p>
          </table:table-cell>
          <table:table-cell office:value-type="float" office:value="6.7607435" calcext:value-type="float">
            <text:p>6.760743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96657" calcext:value-type="float">
            <text:p>6.796657</text:p>
          </table:table-cell>
          <table:table-cell office:value-type="float" office:value="6.72687585" calcext:value-type="float">
            <text:p>6.7268758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939695" calcext:value-type="float">
            <text:p>6.939695</text:p>
          </table:table-cell>
          <table:table-cell office:value-type="float" office:value="6.708675" calcext:value-type="float">
            <text:p>6.70867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997645" calcext:value-type="float">
            <text:p>6.997645</text:p>
          </table:table-cell>
          <table:table-cell office:value-type="float" office:value="6.70083805" calcext:value-type="float">
            <text:p>6.7008380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817132" calcext:value-type="float">
            <text:p>6.817132</text:p>
          </table:table-cell>
          <table:table-cell office:value-type="float" office:value="6.6909105" calcext:value-type="float">
            <text:p>6.690910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6995" calcext:value-type="float">
            <text:p>6.76995</text:p>
          </table:table-cell>
          <table:table-cell office:value-type="float" office:value="6.69055655" calcext:value-type="float">
            <text:p>6.6905565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69071" calcext:value-type="float">
            <text:p>6.769071</text:p>
          </table:table-cell>
          <table:table-cell office:value-type="float" office:value="6.68880115" calcext:value-type="float">
            <text:p>6.6888011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57384" calcext:value-type="float">
            <text:p>6.757384</text:p>
          </table:table-cell>
          <table:table-cell office:value-type="float" office:value="6.6479388" calcext:value-type="float">
            <text:p>6.647938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88467" calcext:value-type="float">
            <text:p>6.888467</text:p>
          </table:table-cell>
          <table:table-cell office:value-type="float" office:value="6.361643" calcext:value-type="float">
            <text:p>6.36164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921458" calcext:value-type="float">
            <text:p>6.921458</text:p>
          </table:table-cell>
          <table:table-cell office:value-type="float" office:value="6.4414204" calcext:value-type="float">
            <text:p>6.441420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29917" calcext:value-type="float">
            <text:p>6.829917</text:p>
          </table:table-cell>
          <table:table-cell office:value-type="float" office:value="6.4256287" calcext:value-type="float">
            <text:p>6.425628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38791" calcext:value-type="float">
            <text:p>6.738791</text:p>
          </table:table-cell>
          <table:table-cell office:value-type="float" office:value="6.3818913" calcext:value-type="float">
            <text:p>6.381891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96195" calcext:value-type="float">
            <text:p>6.696195</text:p>
          </table:table-cell>
          <table:table-cell office:value-type="float" office:value="6.34938165" calcext:value-type="float">
            <text:p>6.3493816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18115" calcext:value-type="float">
            <text:p>6.718115</text:p>
          </table:table-cell>
          <table:table-cell office:value-type="float" office:value="6.3301422" calcext:value-type="float">
            <text:p>6.330142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04638" calcext:value-type="float">
            <text:p>6.704638</text:p>
          </table:table-cell>
          <table:table-cell office:value-type="float" office:value="6.31877155" calcext:value-type="float">
            <text:p>6.3187715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23349" calcext:value-type="float">
            <text:p>6.723349</text:p>
          </table:table-cell>
          <table:table-cell office:value-type="float" office:value="6.31897845" calcext:value-type="float">
            <text:p>6.3189784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24933" calcext:value-type="float">
            <text:p>6.724933</text:p>
          </table:table-cell>
          <table:table-cell office:value-type="float" office:value="6.3189599" calcext:value-type="float">
            <text:p>6.318959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37791" calcext:value-type="float">
            <text:p>6.637791</text:p>
          </table:table-cell>
          <table:table-cell office:value-type="float" office:value="6.3101864" calcext:value-type="float">
            <text:p>6.310186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64258" calcext:value-type="float">
            <text:p>6.564258</text:p>
          </table:table-cell>
          <table:table-cell office:value-type="float" office:value="6.29797965" calcext:value-type="float">
            <text:p>6.2979796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359409" calcext:value-type="float">
            <text:p>6.359409</text:p>
          </table:table-cell>
          <table:table-cell office:value-type="float" office:value="6.29127835" calcext:value-type="float">
            <text:p>6.2912783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182662" calcext:value-type="float">
            <text:p>6.182662</text:p>
          </table:table-cell>
          <table:table-cell office:value-type="float" office:value="6.30979275" calcext:value-type="float">
            <text:p>6.309792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43264" calcext:value-type="float">
            <text:p>6.43264</text:p>
          </table:table-cell>
          <table:table-cell office:value-type="float" office:value="6.3439145" calcext:value-type="float">
            <text:p>6.343914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82956" calcext:value-type="float">
            <text:p>6.782956</text:p>
          </table:table-cell>
          <table:table-cell office:value-type="float" office:value="6.35560815" calcext:value-type="float">
            <text:p>6.3556081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99094" calcext:value-type="float">
            <text:p>6.799094</text:p>
          </table:table-cell>
          <table:table-cell office:value-type="float" office:value="6.34852735" calcext:value-type="float">
            <text:p>6.3485273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10053" calcext:value-type="float">
            <text:p>6.810053</text:p>
          </table:table-cell>
          <table:table-cell office:value-type="float" office:value="6.34519635" calcext:value-type="float">
            <text:p>6.3451963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34842" calcext:value-type="float">
            <text:p>6.734842</text:p>
          </table:table-cell>
          <table:table-cell office:value-type="float" office:value="6.33945285" calcext:value-type="float">
            <text:p>6.3394528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951824" calcext:value-type="float">
            <text:p>5.951824</text:p>
          </table:table-cell>
          <table:table-cell office:value-type="float" office:value="6.34215865" calcext:value-type="float">
            <text:p>6.3421586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031468" calcext:value-type="float">
            <text:p>1.031468</text:p>
          </table:table-cell>
          <table:table-cell office:value-type="float" office:value="6.389727" calcext:value-type="float">
            <text:p>6.38972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484015" calcext:value-type="float">
            <text:p>8.484015</text:p>
          </table:table-cell>
          <table:table-cell office:value-type="float" office:value="6.67937115" calcext:value-type="float">
            <text:p>6.6793711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05624" calcext:value-type="float">
            <text:p>6.605624</text:p>
          </table:table-cell>
          <table:table-cell office:value-type="float" office:value="6.5976276" calcext:value-type="float">
            <text:p>6.5976276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955169" calcext:value-type="float">
            <text:p>5.955169</text:p>
          </table:table-cell>
          <table:table-cell office:value-type="float" office:value="6.61437475" calcext:value-type="float">
            <text:p>6.6143747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088598" calcext:value-type="float">
            <text:p>6.088598</text:p>
          </table:table-cell>
          <table:table-cell office:value-type="float" office:value="6.65639425" calcext:value-type="float">
            <text:p>6.6563942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311406" calcext:value-type="float">
            <text:p>6.311406</text:p>
          </table:table-cell>
          <table:table-cell office:value-type="float" office:value="6.68780425" calcext:value-type="float">
            <text:p>6.687804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490702" calcext:value-type="float">
            <text:p>6.490702</text:p>
          </table:table-cell>
          <table:table-cell office:value-type="float" office:value="6.7167619" calcext:value-type="float">
            <text:p>6.716761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08776" calcext:value-type="float">
            <text:p>6.708776</text:p>
          </table:table-cell>
          <table:table-cell office:value-type="float" office:value="6.73622375" calcext:value-type="float">
            <text:p>6.7362237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22978" calcext:value-type="float">
            <text:p>6.722978</text:p>
          </table:table-cell>
          <table:table-cell office:value-type="float" office:value="6.7399124" calcext:value-type="float">
            <text:p>6.739912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549463" calcext:value-type="float">
            <text:p>6.549463</text:p>
          </table:table-cell>
          <table:table-cell office:value-type="float" office:value="6.7451468" calcext:value-type="float">
            <text:p>6.745146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393656" calcext:value-type="float">
            <text:p>6.393656</text:p>
          </table:table-cell>
          <table:table-cell office:value-type="float" office:value="6.75495725" calcext:value-type="float">
            <text:p>6.754957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430232" calcext:value-type="float">
            <text:p>6.430232</text:p>
          </table:table-cell>
          <table:table-cell office:value-type="float" office:value="6.7671742" calcext:value-type="float">
            <text:p>6.767174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29697" calcext:value-type="float">
            <text:p>6.729697</text:p>
          </table:table-cell>
          <table:table-cell office:value-type="float" office:value="6.7840178" calcext:value-type="float">
            <text:p>6.784017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865097" calcext:value-type="float">
            <text:p>6.865097</text:p>
          </table:table-cell>
          <table:table-cell office:value-type="float" office:value="6.79072175" calcext:value-type="float">
            <text:p>6.7907217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66513" calcext:value-type="float">
            <text:p>6.666513</text:p>
          </table:table-cell>
          <table:table-cell office:value-type="float" office:value="6.7862651" calcext:value-type="float">
            <text:p>6.786265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4134" calcext:value-type="float">
            <text:p>6.64134</text:p>
          </table:table-cell>
          <table:table-cell office:value-type="float" office:value="6.79244545" calcext:value-type="float">
            <text:p>6.7924454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32474" calcext:value-type="float">
            <text:p>6.732474</text:p>
          </table:table-cell>
          <table:table-cell office:value-type="float" office:value="6.78957425" calcext:value-type="float">
            <text:p>6.789574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95183" calcext:value-type="float">
            <text:p>6.695183</text:p>
          </table:table-cell>
          <table:table-cell office:value-type="float" office:value="6.76854515" calcext:value-type="float">
            <text:p>6.7685451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88958" calcext:value-type="float">
            <text:p>6.788958</text:p>
          </table:table-cell>
          <table:table-cell office:value-type="float" office:value="6.75469815" calcext:value-type="float">
            <text:p>6.7546981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903191" calcext:value-type="float">
            <text:p>6.903191</text:p>
          </table:table-cell>
          <table:table-cell office:value-type="float" office:value="6.7439532" calcext:value-type="float">
            <text:p>6.743953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24351" calcext:value-type="float">
            <text:p>6.824351</text:p>
          </table:table-cell>
          <table:table-cell office:value-type="float" office:value="6.74825755" calcext:value-type="float">
            <text:p>6.7482575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849144" calcext:value-type="float">
            <text:p>6.849144</text:p>
          </table:table-cell>
          <table:table-cell office:value-type="float" office:value="6.7668145" calcext:value-type="float">
            <text:p>6.766814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940567" calcext:value-type="float">
            <text:p>6.940567</text:p>
          </table:table-cell>
          <table:table-cell office:value-type="float" office:value="6.7346459" calcext:value-type="float">
            <text:p>6.734645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95559" calcext:value-type="float">
            <text:p>6.795559</text:p>
          </table:table-cell>
          <table:table-cell office:value-type="float" office:value="6.6573058" calcext:value-type="float">
            <text:p>6.657305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16798" calcext:value-type="float">
            <text:p>6.716798</text:p>
          </table:table-cell>
          <table:table-cell office:value-type="float" office:value="6.61082105" calcext:value-type="float">
            <text:p>6.610821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890559" calcext:value-type="float">
            <text:p>6.890559</text:p>
          </table:table-cell>
          <table:table-cell office:value-type="float" office:value="6.5979511" calcext:value-type="float">
            <text:p>6.5979511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79939" calcext:value-type="float">
            <text:p>6.879939</text:p>
          </table:table-cell>
          <table:table-cell office:value-type="float" office:value="6.60778065" calcext:value-type="float">
            <text:p>6.6077806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82549" calcext:value-type="float">
            <text:p>6.782549</text:p>
          </table:table-cell>
          <table:table-cell office:value-type="float" office:value="6.6376541" calcext:value-type="float">
            <text:p>6.637654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827666" calcext:value-type="float">
            <text:p>6.827666</text:p>
          </table:table-cell>
          <table:table-cell office:value-type="float" office:value="6.67239705" calcext:value-type="float">
            <text:p>6.6723970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45672" calcext:value-type="float">
            <text:p>6.745672</text:p>
          </table:table-cell>
          <table:table-cell office:value-type="float" office:value="6.74265925" calcext:value-type="float">
            <text:p>6.7426592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37995" calcext:value-type="float">
            <text:p>6.637995</text:p>
          </table:table-cell>
          <table:table-cell office:value-type="float" office:value="6.70217635" calcext:value-type="float">
            <text:p>6.7021763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67104" calcext:value-type="float">
            <text:p>6.767104</text:p>
          </table:table-cell>
          <table:table-cell office:value-type="float" office:value="6.6632825" calcext:value-type="float">
            <text:p>6.663282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863776" calcext:value-type="float">
            <text:p>6.863776</text:p>
          </table:table-cell>
          <table:table-cell office:value-type="float" office:value="6.6459595" calcext:value-type="float">
            <text:p>6.645959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75964" calcext:value-type="float">
            <text:p>6.775964</text:p>
          </table:table-cell>
          <table:table-cell office:value-type="float" office:value="6.6421684" calcext:value-type="float">
            <text:p>6.642168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9012" calcext:value-type="float">
            <text:p>6.79012</text:p>
          </table:table-cell>
          <table:table-cell office:value-type="float" office:value="6.6302494" calcext:value-type="float">
            <text:p>6.630249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583916" calcext:value-type="float">
            <text:p>6.583916</text:p>
          </table:table-cell>
          <table:table-cell office:value-type="float" office:value="6.60152015" calcext:value-type="float">
            <text:p>6.6015201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311892" calcext:value-type="float">
            <text:p>6.311892</text:p>
          </table:table-cell>
          <table:table-cell office:value-type="float" office:value="6.5990868" calcext:value-type="float">
            <text:p>6.599086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418243" calcext:value-type="float">
            <text:p>6.418243</text:p>
          </table:table-cell>
          <table:table-cell office:value-type="float" office:value="6.6254611" calcext:value-type="float">
            <text:p>6.625461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74059" calcext:value-type="float">
            <text:p>6.574059</text:p>
          </table:table-cell>
          <table:table-cell office:value-type="float" office:value="6.63962145" calcext:value-type="float">
            <text:p>6.6396214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989278" calcext:value-type="float">
            <text:p>6.989278</text:p>
          </table:table-cell>
          <table:table-cell office:value-type="float" office:value="6.6374988" calcext:value-type="float">
            <text:p>6.6374988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19549" calcext:value-type="float">
            <text:p>7.19549</text:p>
          </table:table-cell>
          <table:table-cell office:value-type="float" office:value="6.61257545" calcext:value-type="float">
            <text:p>6.6125754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205772" calcext:value-type="float">
            <text:p>6.205772</text:p>
          </table:table-cell>
          <table:table-cell office:value-type="float" office:value="6.58124315" calcext:value-type="float">
            <text:p>6.5812431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393765" calcext:value-type="float">
            <text:p>5.393765</text:p>
          </table:table-cell>
          <table:table-cell office:value-type="float" office:value="6.6081505" calcext:value-type="float">
            <text:p>6.608150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865864" calcext:value-type="float">
            <text:p>5.865864</text:p>
          </table:table-cell>
          <table:table-cell office:value-type="float" office:value="6.68400755" calcext:value-type="float">
            <text:p>6.6840075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459399" calcext:value-type="float">
            <text:p>6.459399</text:p>
          </table:table-cell>
          <table:table-cell office:value-type="float" office:value="6.7322422" calcext:value-type="float">
            <text:p>6.732242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08715" calcext:value-type="float">
            <text:p>7.08715</text:p>
          </table:table-cell>
          <table:table-cell office:value-type="float" office:value="6.7428901" calcext:value-type="float">
            <text:p>6.742890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477408" calcext:value-type="float">
            <text:p>7.477408</text:p>
          </table:table-cell>
          <table:table-cell office:value-type="float" office:value="6.72536495" calcext:value-type="float">
            <text:p>6.7253649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477408" calcext:value-type="float">
            <text:p>7.477408</text:p>
          </table:table-cell>
          <table:table-cell office:value-type="float" office:value="6.69524095" calcext:value-type="float">
            <text:p>6.6952409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23291" calcext:value-type="float">
            <text:p>8.23291</text:p>
          </table:table-cell>
          <table:table-cell office:value-type="float" office:value="6.66656775" calcext:value-type="float">
            <text:p>6.6665677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936014" calcext:value-type="float">
            <text:p>5.936014</text:p>
          </table:table-cell>
          <table:table-cell office:value-type="float" office:value="6.599397" calcext:value-type="float">
            <text:p>6.599397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860118" calcext:value-type="float">
            <text:p>5.860118</text:p>
          </table:table-cell>
          <table:table-cell office:value-type="float" office:value="6.64537715" calcext:value-type="float">
            <text:p>6.6453771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420644" calcext:value-type="float">
            <text:p>6.420644</text:p>
          </table:table-cell>
          <table:table-cell office:value-type="float" office:value="6.69401745" calcext:value-type="float">
            <text:p>6.6940174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87954" calcext:value-type="float">
            <text:p>6.787954</text:p>
          </table:table-cell>
          <table:table-cell office:value-type="float" office:value="6.71751015" calcext:value-type="float">
            <text:p>6.7175101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537584" calcext:value-type="float">
            <text:p>6.537584</text:p>
          </table:table-cell>
          <table:table-cell office:value-type="float" office:value="6.72076115" calcext:value-type="float">
            <text:p>6.7207611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215535" calcext:value-type="float">
            <text:p>6.215535</text:p>
          </table:table-cell>
          <table:table-cell office:value-type="float" office:value="6.73296645" calcext:value-type="float">
            <text:p>6.7329664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535249" calcext:value-type="float">
            <text:p>6.535249</text:p>
          </table:table-cell>
          <table:table-cell office:value-type="float" office:value="6.7653652" calcext:value-type="float">
            <text:p>6.765365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39378" calcext:value-type="float">
            <text:p>6.839378</text:p>
          </table:table-cell>
          <table:table-cell office:value-type="float" office:value="6.7832175" calcext:value-type="float">
            <text:p>6.783217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0145" calcext:value-type="float">
            <text:p>6.70145</text:p>
          </table:table-cell>
          <table:table-cell office:value-type="float" office:value="6.78064895" calcext:value-type="float">
            <text:p>6.7806489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531606" calcext:value-type="float">
            <text:p>6.531606</text:p>
          </table:table-cell>
          <table:table-cell office:value-type="float" office:value="6.7808516" calcext:value-type="float">
            <text:p>6.7808516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490811" calcext:value-type="float">
            <text:p>6.490811</text:p>
          </table:table-cell>
          <table:table-cell office:value-type="float" office:value="6.7921711" calcext:value-type="float">
            <text:p>6.792171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568844" calcext:value-type="float">
            <text:p>6.568844</text:p>
          </table:table-cell>
          <table:table-cell office:value-type="float" office:value="6.8070241" calcext:value-type="float">
            <text:p>6.8070241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43919" calcext:value-type="float">
            <text:p>6.743919</text:p>
          </table:table-cell>
          <table:table-cell office:value-type="float" office:value="6.81480745" calcext:value-type="float">
            <text:p>6.8148074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910906" calcext:value-type="float">
            <text:p>6.910906</text:p>
          </table:table-cell>
          <table:table-cell office:value-type="float" office:value="6.8086674" calcext:value-type="float">
            <text:p>6.808667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30557" calcext:value-type="float">
            <text:p>6.830557</text:p>
          </table:table-cell>
          <table:table-cell office:value-type="float" office:value="6.7872672" calcext:value-type="float">
            <text:p>6.7872672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72357" calcext:value-type="float">
            <text:p>6.672357</text:p>
          </table:table-cell>
          <table:table-cell office:value-type="float" office:value="6.7712824" calcext:value-type="float">
            <text:p>6.771282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36647" calcext:value-type="float">
            <text:p>6.736647</text:p>
          </table:table-cell>
          <table:table-cell office:value-type="float" office:value="6.77305215" calcext:value-type="float">
            <text:p>6.7730521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74928" calcext:value-type="float">
            <text:p>6.874928</text:p>
          </table:table-cell>
          <table:table-cell office:value-type="float" office:value="6.7677179" calcext:value-type="float">
            <text:p>6.7677179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903944" calcext:value-type="float">
            <text:p>6.903944</text:p>
          </table:table-cell>
          <table:table-cell office:value-type="float" office:value="6.7507906" calcext:value-type="float">
            <text:p>6.7507906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889495" calcext:value-type="float">
            <text:p>6.889495</text:p>
          </table:table-cell>
          <table:table-cell office:value-type="float" office:value="6.73057365" calcext:value-type="float">
            <text:p>6.7305736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855617" calcext:value-type="float">
            <text:p>6.855617</text:p>
          </table:table-cell>
          <table:table-cell office:value-type="float" office:value="6.707274" calcext:value-type="float">
            <text:p>6.70727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832924" calcext:value-type="float">
            <text:p>6.832924</text:p>
          </table:table-cell>
          <table:table-cell office:value-type="float" office:value="6.70196795" calcext:value-type="float">
            <text:p>6.7019679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890498" calcext:value-type="float">
            <text:p>6.890498</text:p>
          </table:table-cell>
          <table:table-cell office:value-type="float" office:value="6.70023195" calcext:value-type="float">
            <text:p>6.7002319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852974" calcext:value-type="float">
            <text:p>6.852974</text:p>
          </table:table-cell>
          <table:table-cell office:value-type="float" office:value="6.6286857" calcext:value-type="float">
            <text:p>6.628685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8169" calcext:value-type="float">
            <text:p>6.78169</text:p>
          </table:table-cell>
          <table:table-cell office:value-type="float" office:value="6.49347135" calcext:value-type="float">
            <text:p>6.4934713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6351" calcext:value-type="float">
            <text:p>6.86351</text:p>
          </table:table-cell>
          <table:table-cell office:value-type="float" office:value="6.5647778" calcext:value-type="float">
            <text:p>6.564777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92295" calcext:value-type="float">
            <text:p>6.892295</text:p>
          </table:table-cell>
          <table:table-cell office:value-type="float" office:value="6.63199325" calcext:value-type="float">
            <text:p>6.631993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88007" calcext:value-type="float">
            <text:p>6.788007</text:p>
          </table:table-cell>
          <table:table-cell office:value-type="float" office:value="6.5899204" calcext:value-type="float">
            <text:p>6.589920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05503" calcext:value-type="float">
            <text:p>6.705503</text:p>
          </table:table-cell>
          <table:table-cell office:value-type="float" office:value="6.6002195" calcext:value-type="float">
            <text:p>6.600219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57996" calcext:value-type="float">
            <text:p>6.757996</text:p>
          </table:table-cell>
          <table:table-cell office:value-type="float" office:value="6.60333495" calcext:value-type="float">
            <text:p>6.6033349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87871" calcext:value-type="float">
            <text:p>6.787871</text:p>
          </table:table-cell>
          <table:table-cell office:value-type="float" office:value="6.595253" calcext:value-type="float">
            <text:p>6.59525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24511" calcext:value-type="float">
            <text:p>6.724511</text:p>
          </table:table-cell>
          <table:table-cell office:value-type="float" office:value="6.5834625" calcext:value-type="float">
            <text:p>6.583462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21118" calcext:value-type="float">
            <text:p>6.621118</text:p>
          </table:table-cell>
          <table:table-cell office:value-type="float" office:value="6.56439375" calcext:value-type="float">
            <text:p>6.5643937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482902" calcext:value-type="float">
            <text:p>6.482902</text:p>
          </table:table-cell>
          <table:table-cell office:value-type="float" office:value="6.5406934" calcext:value-type="float">
            <text:p>6.540693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10861" calcext:value-type="float">
            <text:p>6.510861</text:p>
          </table:table-cell>
          <table:table-cell office:value-type="float" office:value="6.53892115" calcext:value-type="float">
            <text:p>6.5389211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07752" calcext:value-type="float">
            <text:p>6.707752</text:p>
          </table:table-cell>
          <table:table-cell office:value-type="float" office:value="6.5484262" calcext:value-type="float">
            <text:p>6.548426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629962" calcext:value-type="float">
            <text:p>6.629962</text:p>
          </table:table-cell>
          <table:table-cell office:value-type="float" office:value="6.55110855" calcext:value-type="float">
            <text:p>6.5511085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536382" calcext:value-type="float">
            <text:p>6.536382</text:p>
          </table:table-cell>
          <table:table-cell office:value-type="float" office:value="6.5513539" calcext:value-type="float">
            <text:p>6.551353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499605" calcext:value-type="float">
            <text:p>6.499605</text:p>
          </table:table-cell>
          <table:table-cell office:value-type="float" office:value="6.55287585" calcext:value-type="float">
            <text:p>6.5528758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423502" calcext:value-type="float">
            <text:p>6.423502</text:p>
          </table:table-cell>
          <table:table-cell office:value-type="float" office:value="6.56105675" calcext:value-type="float">
            <text:p>6.5610567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49496" calcext:value-type="float">
            <text:p>6.749496</text:p>
          </table:table-cell>
          <table:table-cell office:value-type="float" office:value="6.57708055" calcext:value-type="float">
            <text:p>6.5770805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798204" calcext:value-type="float">
            <text:p>6.798204</text:p>
          </table:table-cell>
          <table:table-cell office:value-type="float" office:value="6.57981035" calcext:value-type="float">
            <text:p>6.5798103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459573" calcext:value-type="float">
            <text:p>5.459573</text:p>
          </table:table-cell>
          <table:table-cell office:value-type="float" office:value="6.5822594" calcext:value-type="float">
            <text:p>6.5822594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148687" calcext:value-type="float">
            <text:p>4.148687</text:p>
          </table:table-cell>
          <table:table-cell office:value-type="float" office:value="6.64705075" calcext:value-type="float">
            <text:p>6.6470507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207819" calcext:value-type="float">
            <text:p>8.207819</text:p>
          </table:table-cell>
          <table:table-cell office:value-type="float" office:value="6.77354795" calcext:value-type="float">
            <text:p>6.7735479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207819" calcext:value-type="float">
            <text:p>8.207819</text:p>
          </table:table-cell>
          <table:table-cell office:value-type="float" office:value="6.70730375" calcext:value-type="float">
            <text:p>6.7073037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050838" calcext:value-type="float">
            <text:p>6.050838</text:p>
          </table:table-cell>
          <table:table-cell office:value-type="float" office:value="6.6460304" calcext:value-type="float">
            <text:p>6.6460304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993989" calcext:value-type="float">
            <text:p>6.993989</text:p>
          </table:table-cell>
          <table:table-cell office:value-type="float" office:value="6.68426005" calcext:value-type="float">
            <text:p>6.6842600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67812" calcext:value-type="float">
            <text:p>6.767812</text:p>
          </table:table-cell>
          <table:table-cell office:value-type="float" office:value="6.67274685" calcext:value-type="float">
            <text:p>6.6727468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596357" calcext:value-type="float">
            <text:p>6.596357</text:p>
          </table:table-cell>
          <table:table-cell office:value-type="float" office:value="6.6761398" calcext:value-type="float">
            <text:p>6.676139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552061" calcext:value-type="float">
            <text:p>6.552061</text:p>
          </table:table-cell>
          <table:table-cell office:value-type="float" office:value="6.6879815" calcext:value-type="float">
            <text:p>6.687981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343136" calcext:value-type="float">
            <text:p>6.343136</text:p>
          </table:table-cell>
          <table:table-cell office:value-type="float" office:value="6.70021005" calcext:value-type="float">
            <text:p>6.7002100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147111" calcext:value-type="float">
            <text:p>6.147111</text:p>
          </table:table-cell>
          <table:table-cell office:value-type="float" office:value="6.723925" calcext:value-type="float">
            <text:p>6.72392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447457" calcext:value-type="float">
            <text:p>6.447457</text:p>
          </table:table-cell>
          <table:table-cell office:value-type="float" office:value="6.7610555" calcext:value-type="float">
            <text:p>6.761055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00962" calcext:value-type="float">
            <text:p>6.700962</text:p>
          </table:table-cell>
          <table:table-cell office:value-type="float" office:value="6.7802558" calcext:value-type="float">
            <text:p>6.780255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61399" calcext:value-type="float">
            <text:p>6.761399</text:p>
          </table:table-cell>
          <table:table-cell office:value-type="float" office:value="6.7797872" calcext:value-type="float">
            <text:p>6.779787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34869" calcext:value-type="float">
            <text:p>6.634869</text:p>
          </table:table-cell>
          <table:table-cell office:value-type="float" office:value="6.77936835" calcext:value-type="float">
            <text:p>6.7793683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66821" calcext:value-type="float">
            <text:p>6.566821</text:p>
          </table:table-cell>
          <table:table-cell office:value-type="float" office:value="6.78954775" calcext:value-type="float">
            <text:p>6.7895477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63223" calcext:value-type="float">
            <text:p>6.663223</text:p>
          </table:table-cell>
          <table:table-cell office:value-type="float" office:value="6.79712385" calcext:value-type="float">
            <text:p>6.7971238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43978" calcext:value-type="float">
            <text:p>6.743978</text:p>
          </table:table-cell>
          <table:table-cell office:value-type="float" office:value="6.7937742" calcext:value-type="float">
            <text:p>6.793774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804092" calcext:value-type="float">
            <text:p>6.804092</text:p>
          </table:table-cell>
          <table:table-cell office:value-type="float" office:value="6.79254355" calcext:value-type="float">
            <text:p>6.7925435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47185" calcext:value-type="float">
            <text:p>6.847185</text:p>
          </table:table-cell>
          <table:table-cell office:value-type="float" office:value="6.79061395" calcext:value-type="float">
            <text:p>6.7906139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554" calcext:value-type="float">
            <text:p>6.7554</text:p>
          </table:table-cell>
          <table:table-cell office:value-type="float" office:value="6.775199" calcext:value-type="float">
            <text:p>6.775199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78631" calcext:value-type="float">
            <text:p>6.678631</text:p>
          </table:table-cell>
          <table:table-cell office:value-type="float" office:value="6.75715915" calcext:value-type="float">
            <text:p>6.7571591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82935" calcext:value-type="float">
            <text:p>6.882935</text:p>
          </table:table-cell>
          <table:table-cell office:value-type="float" office:value="6.73374375" calcext:value-type="float">
            <text:p>6.733743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982352" calcext:value-type="float">
            <text:p>6.982352</text:p>
          </table:table-cell>
          <table:table-cell office:value-type="float" office:value="6.6980406" calcext:value-type="float">
            <text:p>6.6980406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15431" calcext:value-type="float">
            <text:p>6.815431</text:p>
          </table:table-cell>
          <table:table-cell office:value-type="float" office:value="6.6817077" calcext:value-type="float">
            <text:p>6.681707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63725" calcext:value-type="float">
            <text:p>6.763725</text:p>
          </table:table-cell>
          <table:table-cell office:value-type="float" office:value="6.6761875" calcext:value-type="float">
            <text:p>6.676187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35671" calcext:value-type="float">
            <text:p>6.835671</text:p>
          </table:table-cell>
          <table:table-cell office:value-type="float" office:value="6.66669745" calcext:value-type="float">
            <text:p>6.6666974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833191" calcext:value-type="float">
            <text:p>6.833191</text:p>
          </table:table-cell>
          <table:table-cell office:value-type="float" office:value="6.6647465" calcext:value-type="float">
            <text:p>6.664746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96632" calcext:value-type="float">
            <text:p>6.796632</text:p>
          </table:table-cell>
          <table:table-cell office:value-type="float" office:value="6.65484425" calcext:value-type="float">
            <text:p>6.6548442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817435" calcext:value-type="float">
            <text:p>6.817435</text:p>
          </table:table-cell>
          <table:table-cell office:value-type="float" office:value="6.61192245" calcext:value-type="float">
            <text:p>6.6119224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889721" calcext:value-type="float">
            <text:p>6.889721</text:p>
          </table:table-cell>
          <table:table-cell office:value-type="float" office:value="6.67093515" calcext:value-type="float">
            <text:p>6.6709351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31463" calcext:value-type="float">
            <text:p>6.831463</text:p>
          </table:table-cell>
          <table:table-cell office:value-type="float" office:value="6.61002995" calcext:value-type="float">
            <text:p>6.6100299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9159" calcext:value-type="float">
            <text:p>6.69159</text:p>
          </table:table-cell>
          <table:table-cell office:value-type="float" office:value="6.59871365" calcext:value-type="float">
            <text:p>6.5987136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53022" calcext:value-type="float">
            <text:p>6.753022</text:p>
          </table:table-cell>
          <table:table-cell office:value-type="float" office:value="6.61297445" calcext:value-type="float">
            <text:p>6.6129744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38457" calcext:value-type="float">
            <text:p>6.838457</text:p>
          </table:table-cell>
          <table:table-cell office:value-type="float" office:value="6.6365926" calcext:value-type="float">
            <text:p>6.636592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18343" calcext:value-type="float">
            <text:p>6.718343</text:p>
          </table:table-cell>
          <table:table-cell office:value-type="float" office:value="6.62688395" calcext:value-type="float">
            <text:p>6.6268839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9623" calcext:value-type="float">
            <text:p>6.59623</text:p>
          </table:table-cell>
          <table:table-cell office:value-type="float" office:value="6.5850808" calcext:value-type="float">
            <text:p>6.5850808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19365" calcext:value-type="float">
            <text:p>6.719365</text:p>
          </table:table-cell>
          <table:table-cell office:value-type="float" office:value="6.56477945" calcext:value-type="float">
            <text:p>6.5647794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655" calcext:value-type="float">
            <text:p>6.7655</text:p>
          </table:table-cell>
          <table:table-cell office:value-type="float" office:value="6.56288755" calcext:value-type="float">
            <text:p>6.5628875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38886" calcext:value-type="float">
            <text:p>6.538886</text:p>
          </table:table-cell>
          <table:table-cell office:value-type="float" office:value="6.55888815" calcext:value-type="float">
            <text:p>6.5588881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394603" calcext:value-type="float">
            <text:p>6.394603</text:p>
          </table:table-cell>
          <table:table-cell office:value-type="float" office:value="6.5647321" calcext:value-type="float">
            <text:p>6.5647321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210323" calcext:value-type="float">
            <text:p>6.210323</text:p>
          </table:table-cell>
          <table:table-cell office:value-type="float" office:value="6.5800474" calcext:value-type="float">
            <text:p>6.5800474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168872" calcext:value-type="float">
            <text:p>6.168872</text:p>
          </table:table-cell>
          <table:table-cell office:value-type="float" office:value="6.60116885" calcext:value-type="float">
            <text:p>6.6011688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55694" calcext:value-type="float">
            <text:p>6.655694</text:p>
          </table:table-cell>
          <table:table-cell office:value-type="float" office:value="6.6264187" calcext:value-type="float">
            <text:p>6.626418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05027" calcext:value-type="float">
            <text:p>6.705027</text:p>
          </table:table-cell>
          <table:table-cell office:value-type="float" office:value="6.63502365" calcext:value-type="float">
            <text:p>6.6350236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573924" calcext:value-type="float">
            <text:p>6.573924</text:p>
          </table:table-cell>
          <table:table-cell office:value-type="float" office:value="6.6417011" calcext:value-type="float">
            <text:p>6.6417011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96652" calcext:value-type="float">
            <text:p>6.796652</text:p>
          </table:table-cell>
          <table:table-cell office:value-type="float" office:value="6.6501968" calcext:value-type="float">
            <text:p>6.6501968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35146" calcext:value-type="float">
            <text:p>6.635146</text:p>
          </table:table-cell>
          <table:table-cell office:value-type="float" office:value="6.640857" calcext:value-type="float">
            <text:p>6.64085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938196" calcext:value-type="float">
            <text:p>5.938196</text:p>
          </table:table-cell>
          <table:table-cell office:value-type="float" office:value="6.64029625" calcext:value-type="float">
            <text:p>6.640296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997689" calcext:value-type="float">
            <text:p>7.997689</text:p>
          </table:table-cell>
          <table:table-cell office:value-type="float" office:value="6.68472365" calcext:value-type="float">
            <text:p>6.6847236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671617" calcext:value-type="float">
            <text:p>5.671617</text:p>
          </table:table-cell>
          <table:table-cell office:value-type="float" office:value="6.634534" calcext:value-type="float">
            <text:p>6.63453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05137" calcext:value-type="float">
            <text:p>6.605137</text:p>
          </table:table-cell>
          <table:table-cell office:value-type="float" office:value="6.69685815" calcext:value-type="float">
            <text:p>6.6968581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976806" calcext:value-type="float">
            <text:p>6.976806</text:p>
          </table:table-cell>
          <table:table-cell office:value-type="float" office:value="6.703967" calcext:value-type="float">
            <text:p>6.70396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225385" calcext:value-type="float">
            <text:p>7.225385</text:p>
          </table:table-cell>
          <table:table-cell office:value-type="float" office:value="6.691991" calcext:value-type="float">
            <text:p>6.69199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44284" calcext:value-type="float">
            <text:p>6.644284</text:p>
          </table:table-cell>
          <table:table-cell office:value-type="float" office:value="6.6753741" calcext:value-type="float">
            <text:p>6.675374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.88228" calcext:value-type="float">
            <text:p>5.88228</text:p>
          </table:table-cell>
          <table:table-cell office:value-type="float" office:value="6.69433455" calcext:value-type="float">
            <text:p>6.6943345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190203" calcext:value-type="float">
            <text:p>6.190203</text:p>
          </table:table-cell>
          <table:table-cell office:value-type="float" office:value="6.74454355" calcext:value-type="float">
            <text:p>6.7445435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81527" calcext:value-type="float">
            <text:p>6.681527</text:p>
          </table:table-cell>
          <table:table-cell office:value-type="float" office:value="6.7722857" calcext:value-type="float">
            <text:p>6.7722857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85512" calcext:value-type="float">
            <text:p>6.685512</text:p>
          </table:table-cell>
          <table:table-cell office:value-type="float" office:value="6.7807269" calcext:value-type="float">
            <text:p>6.7807269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55765" calcext:value-type="float">
            <text:p>6.655765</text:p>
          </table:table-cell>
          <table:table-cell office:value-type="float" office:value="6.7908451" calcext:value-type="float">
            <text:p>6.790845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00909" calcext:value-type="float">
            <text:p>6.700909</text:p>
          </table:table-cell>
          <table:table-cell office:value-type="float" office:value="6.79245895" calcext:value-type="float">
            <text:p>6.7924589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32752" calcext:value-type="float">
            <text:p>6.632752</text:p>
          </table:table-cell>
          <table:table-cell office:value-type="float" office:value="6.79017475" calcext:value-type="float">
            <text:p>6.790174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73869" calcext:value-type="float">
            <text:p>6.673869</text:p>
          </table:table-cell>
          <table:table-cell office:value-type="float" office:value="6.79930305" calcext:value-type="float">
            <text:p>6.7993030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827793" calcext:value-type="float">
            <text:p>6.827793</text:p>
          </table:table-cell>
          <table:table-cell office:value-type="float" office:value="6.8033667" calcext:value-type="float">
            <text:p>6.803366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838576" calcext:value-type="float">
            <text:p>6.838576</text:p>
          </table:table-cell>
          <table:table-cell office:value-type="float" office:value="6.79066875" calcext:value-type="float">
            <text:p>6.7906687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43838" calcext:value-type="float">
            <text:p>6.743838</text:p>
          </table:table-cell>
          <table:table-cell office:value-type="float" office:value="6.77836395" calcext:value-type="float">
            <text:p>6.7783639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09856" calcext:value-type="float">
            <text:p>6.609856</text:p>
          </table:table-cell>
          <table:table-cell office:value-type="float" office:value="6.7768573" calcext:value-type="float">
            <text:p>6.776857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23931" calcext:value-type="float">
            <text:p>6.623931</text:p>
          </table:table-cell>
          <table:table-cell office:value-type="float" office:value="6.7820515" calcext:value-type="float">
            <text:p>6.782051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26744" calcext:value-type="float">
            <text:p>6.826744</text:p>
          </table:table-cell>
          <table:table-cell office:value-type="float" office:value="6.77927225" calcext:value-type="float">
            <text:p>6.7792722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993896" calcext:value-type="float">
            <text:p>6.993896</text:p>
          </table:table-cell>
          <table:table-cell office:value-type="float" office:value="6.7560223" calcext:value-type="float">
            <text:p>6.756022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9181" calcext:value-type="float">
            <text:p>6.9181</text:p>
          </table:table-cell>
          <table:table-cell office:value-type="float" office:value="6.7275748" calcext:value-type="float">
            <text:p>6.727574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47314" calcext:value-type="float">
            <text:p>6.747314</text:p>
          </table:table-cell>
          <table:table-cell office:value-type="float" office:value="6.71965345" calcext:value-type="float">
            <text:p>6.7196534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37286" calcext:value-type="float">
            <text:p>6.737286</text:p>
          </table:table-cell>
          <table:table-cell office:value-type="float" office:value="6.7078335" calcext:value-type="float">
            <text:p>6.707833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893047" calcext:value-type="float">
            <text:p>6.893047</text:p>
          </table:table-cell>
          <table:table-cell office:value-type="float" office:value="6.66815715" calcext:value-type="float">
            <text:p>6.6681571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023493" calcext:value-type="float">
            <text:p>7.023493</text:p>
          </table:table-cell>
          <table:table-cell office:value-type="float" office:value="6.6243676" calcext:value-type="float">
            <text:p>6.6243676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88646" calcext:value-type="float">
            <text:p>6.88646</text:p>
          </table:table-cell>
          <table:table-cell office:value-type="float" office:value="6.6076909" calcext:value-type="float">
            <text:p>6.6076909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45046" calcext:value-type="float">
            <text:p>6.745046</text:p>
          </table:table-cell>
          <table:table-cell office:value-type="float" office:value="6.64024985" calcext:value-type="float">
            <text:p>6.6402498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850351" calcext:value-type="float">
            <text:p>6.850351</text:p>
          </table:table-cell>
          <table:table-cell office:value-type="float" office:value="6.64993535" calcext:value-type="float">
            <text:p>6.6499353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87876" calcext:value-type="float">
            <text:p>6.887876</text:p>
          </table:table-cell>
          <table:table-cell office:value-type="float" office:value="6.6447625" calcext:value-type="float">
            <text:p>6.644762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88042" calcext:value-type="float">
            <text:p>6.688042</text:p>
          </table:table-cell>
          <table:table-cell office:value-type="float" office:value="6.57690605" calcext:value-type="float">
            <text:p>6.5769060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55225" calcext:value-type="float">
            <text:p>6.655225</text:p>
          </table:table-cell>
          <table:table-cell office:value-type="float" office:value="6.5322382" calcext:value-type="float">
            <text:p>6.532238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15318" calcext:value-type="float">
            <text:p>6.815318</text:p>
          </table:table-cell>
          <table:table-cell office:value-type="float" office:value="6.5467099" calcext:value-type="float">
            <text:p>6.5467099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55142" calcext:value-type="float">
            <text:p>6.755142</text:p>
          </table:table-cell>
          <table:table-cell office:value-type="float" office:value="6.5664789" calcext:value-type="float">
            <text:p>6.5664789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73834" calcext:value-type="float">
            <text:p>6.573834</text:p>
          </table:table-cell>
          <table:table-cell office:value-type="float" office:value="6.5516741" calcext:value-type="float">
            <text:p>6.5516741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9248" calcext:value-type="float">
            <text:p>6.59248</text:p>
          </table:table-cell>
          <table:table-cell office:value-type="float" office:value="6.51806135" calcext:value-type="float">
            <text:p>6.5180613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13705" calcext:value-type="float">
            <text:p>6.713705</text:p>
          </table:table-cell>
          <table:table-cell office:value-type="float" office:value="6.50501875" calcext:value-type="float">
            <text:p>6.5050187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1374" calcext:value-type="float">
            <text:p>6.71374</text:p>
          </table:table-cell>
          <table:table-cell office:value-type="float" office:value="6.5059348" calcext:value-type="float">
            <text:p>6.505934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68346" calcext:value-type="float">
            <text:p>6.568346</text:p>
          </table:table-cell>
          <table:table-cell office:value-type="float" office:value="6.50168045" calcext:value-type="float">
            <text:p>6.5016804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361745" calcext:value-type="float">
            <text:p>6.361745</text:p>
          </table:table-cell>
          <table:table-cell office:value-type="float" office:value="6.50012585" calcext:value-type="float">
            <text:p>6.5001258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424946" calcext:value-type="float">
            <text:p>6.424946</text:p>
          </table:table-cell>
          <table:table-cell office:value-type="float" office:value="6.5181857" calcext:value-type="float">
            <text:p>6.518185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59673" calcext:value-type="float">
            <text:p>6.759673</text:p>
          </table:table-cell>
          <table:table-cell office:value-type="float" office:value="6.53912105" calcext:value-type="float">
            <text:p>6.5391210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10915" calcext:value-type="float">
            <text:p>6.510915</text:p>
          </table:table-cell>
          <table:table-cell office:value-type="float" office:value="6.5440707" calcext:value-type="float">
            <text:p>6.544070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943759" calcext:value-type="float">
            <text:p>5.943759</text:p>
          </table:table-cell>
          <table:table-cell office:value-type="float" office:value="6.55769865" calcext:value-type="float">
            <text:p>6.5576986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017256" calcext:value-type="float">
            <text:p>6.017256</text:p>
          </table:table-cell>
          <table:table-cell office:value-type="float" office:value="6.5937998" calcext:value-type="float">
            <text:p>6.5937998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89959" calcext:value-type="float">
            <text:p>6.689959</text:p>
          </table:table-cell>
          <table:table-cell office:value-type="float" office:value="6.6256977" calcext:value-type="float">
            <text:p>6.625697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537639" calcext:value-type="float">
            <text:p>7.537639</text:p>
          </table:table-cell>
          <table:table-cell office:value-type="float" office:value="6.6261901" calcext:value-type="float">
            <text:p>6.626190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938756" calcext:value-type="float">
            <text:p>6.938756</text:p>
          </table:table-cell>
          <table:table-cell office:value-type="float" office:value="6.59070115" calcext:value-type="float">
            <text:p>6.5907011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46894" calcext:value-type="float">
            <text:p>6.746894</text:p>
          </table:table-cell>
          <table:table-cell office:value-type="float" office:value="6.59460365" calcext:value-type="float">
            <text:p>6.5946036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530747" calcext:value-type="float">
            <text:p>5.530747</text:p>
          </table:table-cell>
          <table:table-cell office:value-type="float" office:value="6.6434638" calcext:value-type="float">
            <text:p>6.6434638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794685" calcext:value-type="float">
            <text:p>5.794685</text:p>
          </table:table-cell>
          <table:table-cell office:value-type="float" office:value="7.0146599" calcext:value-type="float">
            <text:p>7.0146599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944659" calcext:value-type="float">
            <text:p>6.944659</text:p>
          </table:table-cell>
          <table:table-cell office:value-type="float" office:value="8.06021125" calcext:value-type="float">
            <text:p>8.0602112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210698" calcext:value-type="float">
            <text:p>7.210698</text:p>
          </table:table-cell>
          <table:table-cell office:value-type="float" office:value="9.8047563" calcext:value-type="float">
            <text:p>9.804756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459046" calcext:value-type="float">
            <text:p>6.459046</text:p>
          </table:table-cell>
          <table:table-cell office:value-type="float" office:value="11.39954725" calcext:value-type="float">
            <text:p>11.3995472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901579" calcext:value-type="float">
            <text:p>5.901579</text:p>
          </table:table-cell>
          <table:table-cell office:value-type="float" office:value="13.0319208" calcext:value-type="float">
            <text:p>13.0319208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331628" calcext:value-type="float">
            <text:p>6.331628</text:p>
          </table:table-cell>
          <table:table-cell office:value-type="float" office:value="14.6921677" calcext:value-type="float">
            <text:p>14.692167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32026" calcext:value-type="float">
            <text:p>6.732026</text:p>
          </table:table-cell>
          <table:table-cell office:value-type="float" office:value="16.33091215" calcext:value-type="float">
            <text:p>16.3309121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28653" calcext:value-type="float">
            <text:p>6.628653</text:p>
          </table:table-cell>
          <table:table-cell office:value-type="float" office:value="17.9496367" calcext:value-type="float">
            <text:p>17.949636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37254" calcext:value-type="float">
            <text:p>6.537254</text:p>
          </table:table-cell>
          <table:table-cell office:value-type="float" office:value="19.5735299" calcext:value-type="float">
            <text:p>19.5735299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22942" calcext:value-type="float">
            <text:p>6.722942</text:p>
          </table:table-cell>
          <table:table-cell office:value-type="float" office:value="21.20199305" calcext:value-type="float">
            <text:p>21.2019930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43653" calcext:value-type="float">
            <text:p>6.843653</text:p>
          </table:table-cell>
          <table:table-cell office:value-type="float" office:value="22.8211718" calcext:value-type="float">
            <text:p>22.821171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58666" calcext:value-type="float">
            <text:p>6.858666</text:p>
          </table:table-cell>
          <table:table-cell office:value-type="float" office:value="24.434315" calcext:value-type="float">
            <text:p>24.43431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83474" calcext:value-type="float">
            <text:p>6.783474</text:p>
          </table:table-cell>
          <table:table-cell office:value-type="float" office:value="26.04670755" calcext:value-type="float">
            <text:p>26.0467075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65782" calcext:value-type="float">
            <text:p>6.665782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55214" calcext:value-type="float">
            <text:p>6.655214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99807" calcext:value-type="float">
            <text:p>6.69980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2786" calcext:value-type="float">
            <text:p>6.82786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016806" calcext:value-type="float">
            <text:p>7.016806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724097" calcext:value-type="float">
            <text:p>7.724097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2.954669" calcext:value-type="float">
            <text:p>12.954669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6.705712" calcext:value-type="float">
            <text:p>26.705712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1.83556" calcext:value-type="float">
            <text:p>41.83556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9.106517" calcext:value-type="float">
            <text:p>39.1065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1:38.027244056</dc:date>
    <meta:document-statistic meta:table-count="1" meta:cell-count="2829" meta:object-count="0"/>
    <meta:generator>LibreOffice/4.2.7.2$Linux_X86_64 LibreOffice_project/420m0$Build-2</meta:generator>
  </office:meta>
</office:document-meta>
</file>